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1.002cm"/>
    </style:style>
    <style:style style:name="co14" style:family="table-column">
      <style:table-column-properties fo:break-before="auto" style:column-width="4.484cm"/>
    </style:style>
    <style:style style:name="co15" style:family="table-column">
      <style:table-column-properties fo:break-before="auto" style:column-width="5.288cm"/>
    </style:style>
    <style:style style:name="co1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32cm" fo:break-before="auto" style:use-optimal-row-height="false"/>
    </style:style>
    <style:style style:name="ro5" style:family="table-row">
      <style:table-row-properties style:row-height="0.395cm" fo:break-before="auto" style:use-optimal-row-height="false"/>
    </style:style>
    <style:style style:name="ro6" style:family="table-row">
      <style:table-row-properties style:row-height="0.31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ffffff" style:text-align-source="fix" style:repeat-content="false" fo:wrap-option="wrap" fo:border-left="2.24pt double-thin #000000" style:border-line-width-left="0.018cm 0.044cm 0.018cm" fo:border-right="none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1.11pt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6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26" style:family="table-cell" style:parent-style-name="Default">
      <style:table-cell-properties fo:border-bottom="0.06pt solid #000000" fo:background-color="#e6e6e6" style:cell-protect="protected" style:print-content="true" fo:border-left="2.24pt solid #127622" fo:border-right="0.06pt solid #000000" fo:border-top="2.24pt solid #127622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1" style:family="table-cell" style:parent-style-name="Default">
      <style:table-cell-properties fo:border-bottom="0.06pt solid #000000" fo:background-color="#e6e6e6" fo:border-left="2.24pt solid #127622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fo:border-bottom="2.24pt solid #127622" fo:background-color="#e6e6e6" fo:border-left="2.24pt solid #127622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name-complex="Arial Unicode M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99pt solid #000000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2cm 0.035cm 0.002cm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2.24pt solid #127622" fo:border-top="0.06pt solid #000000"/>
      <style:paragraph-properties fo:text-align="center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2.24pt solid #127622" fo:background-color="#e6e6e6" style:text-align-source="fix" style:repeat-content="false" fo:border-left="1.11pt double #000000" style:border-line-width-left="0.002cm 0.035cm 0.002cm" fo:border-right="2.24pt solid #127622" fo:border-top="0.06pt solid #000000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2cm 0.035cm 0.002cm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29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303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30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1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2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3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72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</style:style>
    <style:style style:name="ce125" style:family="table-cell" style:parent-style-name="Default">
      <style:table-cell-properties fo:background-color="#e6e6e6" fo:border="0.06pt solid #000000"/>
    </style:style>
    <style:style style:name="ce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</style:style>
    <style:style style:name="ce127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1.11pt double #000000" style:border-line-width-top="0.002cm 0.035cm 0.002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01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446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54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73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4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4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1.11pt double #000000" style:border-line-width-bottom="0.002cm 0.035cm 0.002cm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1" style:family="table-cell" style:parent-style-name="Default">
      <style:table-cell-properties fo:border-bottom="0.74pt solid #000000" fo:background-color="#e6e6ff" style:text-align-source="fix" style:repeat-content="false" fo:border-left="0.06pt solid #000000" fo:border-right="2.24pt solid #127622" fo:border-top="2.24pt solid #127622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3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2.24pt solid #127622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4" style:family="table-cell" style:parent-style-name="Default">
      <style:table-cell-properties fo:border-bottom="none" fo:background-color="#e6e6ff" style:text-align-source="fix" style:repeat-content="false" fo:border-left="none" fo:border-right="2.24pt double-thin #000000" style:border-line-width-right="0.018cm 0.044cm 0.018cm" fo:border-top="non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5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1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49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2.49pt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500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56]) &gt; 1)" style:apply-style-name="red" style:base-cell-address="Headers.T56"/>
    </style:style>
    <style:style style:name="ce5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50]; [.T7]) &gt; 1)" style:apply-style-name="red" style:base-cell-address="Headers.T7"/>
    </style:style>
    <style:style style:name="ce176" style:family="table-cell" style:parent-style-name="Default">
      <style:table-cell-properties fo:border-bottom="1.11pt double #000000" style:border-line-width-bottom="0.002cm 0.035cm 0.002cm" fo:border-left="none" fo:border-right="1.11pt double #000000" style:border-line-width-right="0.002cm 0.035cm 0.002cm" fo:border-top="none"/>
    </style:style>
    <style:style style:name="ce177" style:family="table-cell" style:parent-style-name="Default">
      <style:table-cell-properties style:text-align-source="fix" style:repeat-content="false" fo:wrap-option="wrap" fo:border="1.11pt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1.11pt double #000000" style:border-line-width-left="0.002cm 0.035cm 0.002cm" fo:border-right="0.06pt solid #000000" fo:border-top="1.11pt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1.11pt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28" style:family="table-cell" style:parent-style-name="Default">
      <style:table-cell-properties fo:border-bottom="1.11pt double #000000" style:border-line-width-bottom="0.002cm 0.035cm 0.002cm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style:rotation-angle="9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1" style:family="table-cell" style:parent-style-name="Default">
      <style:table-cell-properties fo:border-bottom="0.06pt solid #000000" fo:background-color="#e6e6e6" style:text-align-source="fix" style:repeat-content="false" fo:border-left="2.24pt solid #127622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552" style:family="table-cell" style:parent-style-name="Default">
      <style:table-cell-properties fo:border-bottom="0.06pt solid #000000" fo:background-color="#e6e6e6" style:text-align-source="fix" style:repeat-content="false" fo:border-left="2.24pt solid #127622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3" style:family="table-cell" style:parent-style-name="Default">
      <style:table-cell-properties fo:border-bottom="2.24pt solid #127622" fo:background-color="#e6e6e6" style:text-align-source="fix" style:repeat-content="false" fo:border-left="2.24pt solid #127622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4" style:family="table-cell" style:parent-style-name="Default">
      <style:table-cell-properties fo:border-bottom="0.06pt solid #000000" fo:background-color="#ffffff" style:text-align-source="fix" style:repeat-content="false" fo:border-left="2.24pt double-thin #000000" style:border-line-width-left="0.018cm 0.044cm 0.018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55" style:family="table-cell" style:parent-style-name="Default">
      <style:table-cell-properties fo:border-bottom="0.06pt solid #000000" fo:background-color="#ffffff" style:text-align-source="fix" style:repeat-content="false" fo:border-left="2.24pt double-thin #000000" style:border-line-width-left="0.018cm 0.044cm 0.018cm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0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571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V57"/>
    </style:style>
    <style:style style:name="ce221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cm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7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77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579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2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59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99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598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W57"/>
    </style:style>
    <style:style style:name="ce644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6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X57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3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67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86" style:family="table-cell" style:parent-style-name="Default">
      <style:table-cell-properties fo:border-bottom="2.24pt solid #127622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5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6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ae00" fo:font-size="8pt" style:font-size-asian="8pt" style:font-size-complex="8pt"/>
    </style:style>
    <style:style style:name="ce62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4]) &gt; 1)" style:apply-style-name="red" style:base-cell-address="Headers.AA50"/>
      <style:map style:condition="is-true-formula([.E50]=1)" style:apply-style-name="crossed_20_out" style:base-cell-address="Headers.AA50"/>
    </style:style>
    <style:style style:name="ce623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5]) &gt; 1)" style:apply-style-name="red" style:base-cell-address="Headers.AA51"/>
      <style:map style:condition="is-true-formula([.E51]=1)" style:apply-style-name="crossed_20_out" style:base-cell-address="Headers.AA51"/>
    </style:style>
    <style:style style:name="ce6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50]; [.T56]) &gt; 1)" style:apply-style-name="red" style:base-cell-address="Headers.AA52"/>
      <style:map style:condition="is-true-formula([.E52]=1)" style:apply-style-name="crossed_20_out" style:base-cell-address="Headers.AA52"/>
    </style:style>
    <style:style style:name="ce6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7]) &gt; 1)" style:apply-style-name="red" style:base-cell-address="Headers.AA53"/>
      <style:map style:condition="is-true-formula([.E53]=1)" style:apply-style-name="crossed_20_out" style:base-cell-address="Headers.AA53"/>
    </style:style>
    <style:style style:name="ce6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50]; [.T58]) &gt; 1)" style:apply-style-name="red" style:base-cell-address="Headers.AA54"/>
    </style:style>
    <style:style style:name="ce6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59]) &gt; 1)" style:apply-style-name="red" style:base-cell-address="Headers.AA55"/>
      <style:map style:condition="is-true-formula([.E55]=1)" style:apply-style-name="crossed_20_out" style:base-cell-address="Headers.AA55"/>
    </style:style>
    <style:style style:name="ce628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COUNTIF([.$T$7:.$T$50]; [.T60]) &gt; 1)" style:apply-style-name="red" style:base-cell-address="Headers.AA56"/>
      <style:map style:condition="is-true-formula([.E56]=1)" style:apply-style-name="crossed_20_out" style:base-cell-address="Headers.AA56"/>
    </style:style>
    <style:style style:name="ce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0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26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1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2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39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0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719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48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50]; [.U55]) &gt; 1)" style:apply-style-name="red" style:base-cell-address="Headers.AB51"/>
      <style:map style:condition="is-true-formula([.F48]=1)" style:apply-style-name="crossed_20_out" style:base-cell-address="Headers.AB51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2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map style:condition="is-true-formula(COUNTIF([.$T$7:.$T$50]; [.U54]) &gt; 1)" style:apply-style-name="red" style:base-cell-address="Headers.AB50"/>
      <style:map style:condition="is-true-formula([.F10]=1)" style:apply-style-name="crossed_20_out" style:base-cell-address="Headers.AB50"/>
    </style:style>
    <style:style style:name="ce65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4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655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50]; [.T50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2cm 0.035cm 0.002cm" fo:border-left="none" fo:border-right="none" fo:border-top="0.99pt solid #000000"/>
    </style:style>
    <style:style style:name="ce737" style:family="table-cell" style:parent-style-name="Default">
      <style:table-cell-properties fo:border="0.06pt solid #000000"/>
    </style:style>
    <style:style style:name="ce73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73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74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741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2cm 0.035cm 0.002cm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1.11pt double #000000" style:border-line-width-bottom="0.002cm 0.035cm 0.002cm" fo:background-color="#eeeeee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1.11pt double #000000" style:border-line-width-bottom="0.002cm 0.035cm 0.002cm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6" style:family="table-cell" style:parent-style-name="Default">
      <style:table-cell-properties fo:border-bottom="1.11pt double #000000" style:border-line-width-bottom="0.002cm 0.035cm 0.002cm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6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M57"/>
    </style:style>
    <style:style style:name="ce758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2cm 0.035cm 0.002cm" fo:border-top="0.99pt solid #000000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2cm 0.035cm 0.002cm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2cm 0.035cm 0.002cm"/>
    </style:style>
    <style:style style:name="ce283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0.06pt solid #000000"/>
    </style:style>
    <style:style style:name="ce760" style:family="table-cell" style:parent-style-name="Default">
      <style:table-cell-properties fo:border-bottom="0.06pt solid #000000" fo:background-color="#e6e6e6" fo:border-left="0.06pt solid #000000" fo:border-right="0.06pt solid #000000" fo:border-top="2.24pt solid #127622"/>
    </style:style>
    <style:style style:name="ce761" style:family="table-cell" style:parent-style-name="Default">
      <style:table-cell-properties fo:border-bottom="2.24pt solid #127622" fo:background-color="#e6e6e6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317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</style:style>
    <style:style style:name="ce286" style:family="table-cell" style:parent-style-name="Default">
      <style:table-cell-properties fo:border-bottom="1.11pt double #000000" style:border-line-width-bottom="0.002cm 0.035cm 0.002cm" fo:border-left="0.06pt solid #000000" fo:border-right="0.06pt solid #000000" fo:border-top="1.11pt double #000000" style:border-line-width-top="0.002cm 0.035cm 0.002cm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74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298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327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0.06pt solid #000000" fo:border-top="1.11pt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2cm 0.035cm 0.002cm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2cm 0.035cm 0.002cm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333" style:family="table-cell" style:parent-style-name="Default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782" style:family="table-cell" style:parent-style-name="Default">
      <style:table-cell-properties fo:border-bottom="0.06pt solid #000000" fo:border-left="0.06pt solid #000000" fo:border-right="0.06pt solid #000000" fo:border-top="2.24pt solid #127622"/>
      <style:text-properties fo:font-size="8pt" style:font-size-asian="8pt" style:font-size-complex="8pt"/>
    </style:style>
    <style:style style:name="ce783" style:family="table-cell" style:parent-style-name="Default">
      <style:table-cell-properties fo:border-bottom="2.24pt solid #127622" fo:border-left="0.06pt solid #000000" fo:border-right="0.06pt solid #000000" fo:border-top="0.06pt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1.11pt double #000000" style:border-line-width-bottom="0.002cm 0.035cm 0.002cm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1.11pt double #000000" style:border-line-width-bottom="0.002cm 0.035cm 0.002cm" fo:background-color="#eeeeee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1.11pt double #000000" style:border-line-width-bottom="0.002cm 0.035cm 0.002cm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2cm 0.035cm 0.002cm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1.11pt double #000000" style:border-line-width-bottom="0.002cm 0.035cm 0.002cm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2cm 0.035cm 0.002cm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81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12" style:family="table-cell" style:parent-style-name="Default">
      <style:table-cell-properties fo:border-bottom="none" fo:background-color="#e6e6ff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3" style:family="table-cell" style:parent-style-name="Default">
      <style:table-cell-properties fo:border-bottom="none" fo:background-color="#e6e6ff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81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2.24pt solid #127622"/>
      <style:paragraph-properties fo:text-align="center" fo:margin-left="0cm"/>
      <style:text-properties fo:font-size="8pt" style:font-size-asian="8pt" style:font-size-complex="8pt"/>
    </style:style>
    <style:style style:name="ce816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2.49pt solid #008000"/>
      <style:paragraph-properties fo:text-align="center" fo:margin-left="0cm"/>
      <style:text-properties fo:font-size="8pt" style:font-size-asian="8pt" style:font-size-complex="8pt"/>
    </style:style>
    <style:style style:name="ce818" style:family="table-cell" style:parent-style-name="Default">
      <style:table-cell-properties fo:border-bottom="2.49pt solid #008000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19" style:family="table-cell" style:parent-style-name="Default">
      <style:table-cell-properties fo:border-bottom="2.24pt double-thin #000000" style:border-line-width-bottom="0.018cm 0.044cm 0.018cm" fo:background-color="#e6e6ff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2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Z57"/>
    </style:style>
    <style:style style:name="ce7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57]=1)" style:apply-style-name="crossed_20_out" style:base-cell-address="Headers.AZ57"/>
    </style:style>
    <style:style style:name="ce355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none" fo:border-right="none" fo:border-top="0.99pt solid #000000"/>
      <style:paragraph-properties fo:text-align="center" fo:margin-left="0cm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2cm 0.035cm 0.002cm" style:text-align-source="fix" style:repeat-content="false" fo:border-left="none" fo:border-right="1.11pt double #000000" style:border-line-width-right="0.002cm 0.035cm 0.002cm" fo:border-top="0.06pt solid #000000"/>
      <style:paragraph-properties fo:text-align="center" fo:margin-left="0cm"/>
      <style:text-properties fo:font-size="8pt" style:font-size-asian="8pt" style:font-size-complex="8pt"/>
    </style:style>
    <style:style style:name="ce824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1.11pt double #000000" style:border-line-width-top="0.002cm 0.035cm 0.002cm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2.24pt solid #127622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solid #127622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2" style:family="table-cell" style:parent-style-name="Default">
      <style:table-cell-properties fo:border-bottom="2.24pt solid #127622" fo:background-color="#e6e6ff" style:text-align-source="fix" style:repeat-content="false" fo:border-left="0.06pt solid #000000" fo:border-right="2.24pt solid #127622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24pt double-thin #000000" style:border-line-width-right="0.018cm 0.044cm 0.018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4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6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2.49pt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2.49pt solid #008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8" style:family="table-cell" style:parent-style-name="Default">
      <style:table-cell-properties fo:border-bottom="2.49pt solid #008000" fo:background-color="#e6e6ff" style:text-align-source="fix" style:repeat-content="false" fo:border-left="0.06pt solid #000000" fo:border-right="2.49pt solid #008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839" style:family="table-cell" style:parent-style-name="Default">
      <style:table-cell-properties fo:border-bottom="0.06pt solid #000000" fo:background-color="#e6e6ff" fo:border-left="0.06pt solid #000000" fo:border-right="1.11pt double #000000" style:border-line-width-right="0.002cm 0.035cm 0.002cm" fo:border-top="0.06pt solid #000000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41" style:family="table-cell" style:parent-style-name="Default">
      <style:table-cell-properties fo:border-bottom="1.11pt double #000000" style:border-line-width-bottom="0.002cm 0.035cm 0.002cm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57]=1)" style:apply-style-name="crossed_20_out" style:base-cell-address="Headers.BA58"/>
    </style:style>
    <style:style style:name="ce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2cm 0.035cm 0.002cm" fo:border-top="1.11pt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9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none" fo:border-right="1.11pt double #000000" style:border-line-width-right="0.002cm 0.035cm 0.002cm" fo:border-top="0.99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04">
      <style:table-cell-properties fo:border-bottom="none" fo:background-color="#e6e6e6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1.11pt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83" style:family="table-cell" style:parent-style-name="Default">
      <style:table-cell-properties fo:border-bottom="none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84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2cm 0.035cm 0.002cm" style:text-align-source="fix" style:repeat-content="false" fo:border-left="1.11pt double #000000" style:border-line-width-left="0.002cm 0.035cm 0.002cm" fo:border-right="1.11pt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2cm 0.035cm 0.002cm" style:text-align-source="fix" style:repeat-content="false" fo:wrap-option="wrap" fo:border-left="1.11pt double #000000" style:border-line-width-left="0.002cm 0.035cm 0.002cm" fo:border-right="1.11pt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2cm 0.035cm 0.002cm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2cm 0.035cm 0.002cm" fo:background-color="transparent" fo:border-left="1.11pt double #000000" style:border-line-width-left="0.002cm 0.035cm 0.002cm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0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9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9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9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2cm 0.035cm 0.002cm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92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2cm 0.035cm 0.002cm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2cm 0.035cm 0.002cm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2cm 0.035cm 0.002cm" fo:border-right="0.06pt solid #000000" fo:border-top="0.06pt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2cm 0.035cm 0.002cm" fo:border-right="none" fo:border-top="1.11pt double #000000" style:border-line-width-top="0.002cm 0.035cm 0.002cm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2cm 0.035cm 0.002cm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936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93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9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2cm 0.035cm 0.002cm" fo:border-top="1.11pt double #000000" style:border-line-width-top="0.002cm 0.035cm 0.002cm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2cm 0.035cm 0.002cm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2cm 0.035cm 0.002cm" fo:border-top="0.06pt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 fo:min-height="0.201cm" fo:min-width="0.088cm"/>
    </style:style>
    <style:style style:name="gr2" style:family="graphic">
      <style:graphic-properties draw:fill="solid" draw:fill-color="#008000" draw:textarea-horizontal-align="justify" draw:textarea-vertical-align="middle" draw:auto-grow-height="false" fo:min-height="0.201cm" fo:min-width="0.089cm"/>
    </style:style>
    <style:style style:name="gr3" style:family="graphic">
      <style:graphic-properties draw:fill="solid" draw:fill-color="#008000" draw:textarea-horizontal-align="justify" draw:textarea-vertical-align="middle" draw:auto-grow-height="false" fo:min-height="0.201cm" fo:min-width="0.09cm"/>
    </style:style>
    <style:style style:name="gr4" style:family="graphic">
      <style:graphic-properties draw:fill="solid" draw:fill-color="#008000" draw:textarea-horizontal-align="justify" draw:textarea-vertical-align="middle" draw:auto-grow-height="false" fo:min-height="1.22cm" fo:min-width="0.068cm"/>
    </style:style>
    <style:style style:name="gr5" style:family="graphic">
      <style:graphic-properties draw:fill="solid" draw:fill-color="#008000" draw:textarea-horizontal-align="justify" draw:textarea-vertical-align="middle" draw:auto-grow-height="false" fo:min-height="1.621cm" fo:min-width="0.068cm"/>
    </style:style>
    <style:style style:name="gr6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7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8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9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  <style:paragraph-properties fo:text-align="center"/>
    </style:style>
    <style:style style:name="gr10" style:family="graphic">
      <style:graphic-properties svg:stroke-width="0.05cm" draw:fill="none" draw:textarea-vertical-align="middle" draw:auto-grow-height="false" fo:min-height="7.804cm" fo:min-width="0.019cm" fo:padding-top="0.025cm" fo:padding-bottom="0.025cm" fo:padding-left="0.025cm" fo:padding-right="0.025cm"/>
      <style:paragraph-properties fo:text-align="center"/>
    </style:style>
    <style:style style:name="gr11" style:family="graphic">
      <style:graphic-properties svg:stroke-width="0.05cm" draw:fill="none" draw:textarea-vertical-align="middle" draw:auto-grow-height="false" fo:min-height="11.82cm" fo:min-width="0.055cm" fo:padding-top="0.025cm" fo:padding-bottom="0.025cm" fo:padding-left="0.025cm" fo:padding-right="0.025cm"/>
      <style:paragraph-properties fo:text-align="center"/>
    </style:style>
    <style:style style:name="gr12" style:family="graphic">
      <style:graphic-properties svg:stroke-width="0.05cm" draw:fill="none" draw:textarea-vertical-align="middle" draw:auto-grow-height="false" fo:min-height="0.724cm" fo:min-width="0cm" fo:padding-top="0.025cm" fo:padding-bottom="0.025cm" fo:padding-left="0.025cm" fo:padding-right="0.025cm"/>
      <style:paragraph-properties fo:text-align="center"/>
    </style:style>
    <style:style style:name="gr13" style:family="graphic">
      <style:graphic-properties draw:marker-start="Arrow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Arrow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Arrow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6"/>
        <table:table-column table:style-name="co3" table:number-columns-repeated="16" table:default-cell-style-name="ce106"/>
        <table:table-column table:style-name="co4" table:default-cell-style-name="ce454"/>
        <table:table-column table:style-name="co5" table:default-cell-style-name="ce181"/>
        <table:table-column table:style-name="co4" table:default-cell-style-name="ce454"/>
        <table:table-column table:style-name="co6" table:number-columns-repeated="29" table:default-cell-style-name="ce562"/>
        <table:table-column table:style-name="co4" table:default-cell-style-name="ce106"/>
        <table:table-column table:style-name="co7" table:default-cell-style-name="ce562"/>
        <table:table-column table:style-name="co8" table:default-cell-style-name="ce106"/>
        <table:table-column table:style-name="co9" table:number-columns-repeated="7" table:default-cell-style-name="ce106"/>
        <table:table-column table:style-name="co10" table:number-columns-repeated="962" table:default-cell-style-name="ce10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float" office:value="45250.3664376523" calcext:value-type="float">
            <text:p>45250.37</text:p>
          </table:table-cell>
          <table:table-cell table:style-name="ce230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308"/>
          <table:covered-table-cell table:style-name="ce140"/>
          <table:covered-table-cell table:style-name="ce152"/>
          <table:table-cell/>
          <table:table-cell table:style-name="ce230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308"/>
          <table:covered-table-cell table:style-name="ce581"/>
          <table:covered-table-cell table:style-name="ce824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46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65" table:formula="of:=[.V2]-1" office:value-type="float" office:value="27" calcext:value-type="float">
            <text:p>27</text:p>
          </table:table-cell>
          <table:table-cell table:style-name="ce565" table:formula="of:=[.W2]-1" office:value-type="float" office:value="26" calcext:value-type="float">
            <text:p>26</text:p>
          </table:table-cell>
          <table:table-cell table:style-name="ce565" table:formula="of:=[.X2]-1" office:value-type="float" office:value="25" calcext:value-type="float">
            <text:p>25</text:p>
          </table:table-cell>
          <table:table-cell table:style-name="ce565" table:formula="of:=[.Y2]-1" office:value-type="float" office:value="24" calcext:value-type="float">
            <text:p>24</text:p>
          </table:table-cell>
          <table:table-cell table:style-name="ce565" table:formula="of:=[.Z2]-1" office:value-type="float" office:value="23" calcext:value-type="float">
            <text:p>23</text:p>
          </table:table-cell>
          <table:table-cell table:style-name="ce565" table:formula="of:=[.AA2]-1" office:value-type="float" office:value="22" calcext:value-type="float">
            <text:p>22</text:p>
          </table:table-cell>
          <table:table-cell table:style-name="ce565" table:formula="of:=[.AB2]-1" office:value-type="float" office:value="21" calcext:value-type="float">
            <text:p>21</text:p>
          </table:table-cell>
          <table:table-cell table:style-name="ce565" table:formula="of:=[.AC2]-1" office:value-type="float" office:value="20" calcext:value-type="float">
            <text:p>20</text:p>
          </table:table-cell>
          <table:table-cell table:style-name="ce565" table:formula="of:=[.AD2]-1" office:value-type="float" office:value="19" calcext:value-type="float">
            <text:p>19</text:p>
          </table:table-cell>
          <table:table-cell table:style-name="ce565" table:formula="of:=[.AE2]-1" office:value-type="float" office:value="18" calcext:value-type="float">
            <text:p>18</text:p>
          </table:table-cell>
          <table:table-cell table:style-name="ce565" table:formula="of:=[.AF2]-1" office:value-type="float" office:value="17" calcext:value-type="float">
            <text:p>17</text:p>
          </table:table-cell>
          <table:table-cell table:style-name="ce565" table:formula="of:=[.AG2]-1" office:value-type="float" office:value="16" calcext:value-type="float">
            <text:p>16</text:p>
          </table:table-cell>
          <table:table-cell table:style-name="ce565" table:formula="of:=[.AH2]-1" office:value-type="float" office:value="15" calcext:value-type="float">
            <text:p>15</text:p>
          </table:table-cell>
          <table:table-cell table:style-name="ce565" table:formula="of:=[.AI2]-1" office:value-type="float" office:value="14" calcext:value-type="float">
            <text:p>14</text:p>
          </table:table-cell>
          <table:table-cell table:style-name="ce565" table:formula="of:=[.AJ2]-1" office:value-type="float" office:value="13" calcext:value-type="float">
            <text:p>13</text:p>
          </table:table-cell>
          <table:table-cell table:style-name="ce565" table:formula="of:=[.AK2]-1" office:value-type="float" office:value="12" calcext:value-type="float">
            <text:p>12</text:p>
          </table:table-cell>
          <table:table-cell table:style-name="ce565" table:formula="of:=[.AL2]-1" office:value-type="float" office:value="11" calcext:value-type="float">
            <text:p>11</text:p>
          </table:table-cell>
          <table:table-cell table:style-name="ce565" table:formula="of:=[.AM2]-1" office:value-type="float" office:value="10" calcext:value-type="float">
            <text:p>10</text:p>
          </table:table-cell>
          <table:table-cell table:style-name="ce565" table:formula="of:=[.AN2]-1" office:value-type="float" office:value="9" calcext:value-type="float">
            <text:p>9</text:p>
          </table:table-cell>
          <table:table-cell table:style-name="ce565" table:formula="of:=[.AO2]-1" office:value-type="float" office:value="8" calcext:value-type="float">
            <text:p>8</text:p>
          </table:table-cell>
          <table:table-cell table:style-name="ce565" table:formula="of:=[.AP2]-1" office:value-type="float" office:value="7" calcext:value-type="float">
            <text:p>7</text:p>
          </table:table-cell>
          <table:table-cell table:style-name="ce565" table:formula="of:=[.AQ2]-1" office:value-type="float" office:value="6" calcext:value-type="float">
            <text:p>6</text:p>
          </table:table-cell>
          <table:table-cell table:style-name="ce565" table:formula="of:=[.AR2]-1" office:value-type="float" office:value="5" calcext:value-type="float">
            <text:p>5</text:p>
          </table:table-cell>
          <table:table-cell table:style-name="ce565" table:formula="of:=[.AS2]-1" office:value-type="float" office:value="4" calcext:value-type="float">
            <text:p>4</text:p>
          </table:table-cell>
          <table:table-cell table:style-name="ce565" table:formula="of:=[.AT2]-1" office:value-type="float" office:value="3" calcext:value-type="float">
            <text:p>3</text:p>
          </table:table-cell>
          <table:table-cell table:style-name="ce565" table:formula="of:=[.AU2]-1" office:value-type="float" office:value="2" calcext:value-type="float">
            <text:p>2</text:p>
          </table:table-cell>
          <table:table-cell table:style-name="ce565" table:formula="of:=[.AV2]-1" office:value-type="float" office:value="1" calcext:value-type="float">
            <text:p>1</text:p>
          </table:table-cell>
          <table:table-cell table:style-name="ce565" table:formula="of:=[.AW2]-1" office:value-type="float" office:value="0" calcext:value-type="float">
            <text:p>0</text:p>
          </table:table-cell>
          <table:table-cell table:style-name="ce305"/>
          <table:table-cell table:style-name="ce737"/>
          <table:table-cell table:style-name="ce225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46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65" table:formula="of:=[.V3]+1" office:value-type="float" office:value="1" calcext:value-type="float">
            <text:p>1</text:p>
          </table:table-cell>
          <table:table-cell table:style-name="ce565" table:formula="of:=[.W3]+1" office:value-type="float" office:value="2" calcext:value-type="float">
            <text:p>2</text:p>
          </table:table-cell>
          <table:table-cell table:style-name="ce565" table:formula="of:=[.X3]+1" office:value-type="float" office:value="3" calcext:value-type="float">
            <text:p>3</text:p>
          </table:table-cell>
          <table:table-cell table:style-name="ce565" table:formula="of:=[.Y3]+1" office:value-type="float" office:value="4" calcext:value-type="float">
            <text:p>4</text:p>
          </table:table-cell>
          <table:table-cell table:style-name="ce565" table:formula="of:=[.Z3]+1" office:value-type="float" office:value="5" calcext:value-type="float">
            <text:p>5</text:p>
          </table:table-cell>
          <table:table-cell table:style-name="ce565" table:formula="of:=[.AA3]+1" office:value-type="float" office:value="6" calcext:value-type="float">
            <text:p>6</text:p>
          </table:table-cell>
          <table:table-cell table:style-name="ce565" table:formula="of:=[.AB3]+1" office:value-type="float" office:value="7" calcext:value-type="float">
            <text:p>7</text:p>
          </table:table-cell>
          <table:table-cell table:style-name="ce565" table:formula="of:=[.AC3]+1" office:value-type="float" office:value="8" calcext:value-type="float">
            <text:p>8</text:p>
          </table:table-cell>
          <table:table-cell table:style-name="ce565" table:formula="of:=[.AD3]+1" office:value-type="float" office:value="9" calcext:value-type="float">
            <text:p>9</text:p>
          </table:table-cell>
          <table:table-cell table:style-name="ce565" table:formula="of:=[.AE3]+1" office:value-type="float" office:value="10" calcext:value-type="float">
            <text:p>10</text:p>
          </table:table-cell>
          <table:table-cell table:style-name="ce565" table:formula="of:=[.AF3]+1" office:value-type="float" office:value="11" calcext:value-type="float">
            <text:p>11</text:p>
          </table:table-cell>
          <table:table-cell table:style-name="ce565" table:formula="of:=[.AG3]+1" office:value-type="float" office:value="12" calcext:value-type="float">
            <text:p>12</text:p>
          </table:table-cell>
          <table:table-cell table:style-name="ce565" table:formula="of:=[.AH3]+1" office:value-type="float" office:value="13" calcext:value-type="float">
            <text:p>13</text:p>
          </table:table-cell>
          <table:table-cell table:style-name="ce565" table:formula="of:=[.AI3]+1" office:value-type="float" office:value="14" calcext:value-type="float">
            <text:p>14</text:p>
          </table:table-cell>
          <table:table-cell table:style-name="ce565" table:formula="of:=[.AJ3]+1" office:value-type="float" office:value="15" calcext:value-type="float">
            <text:p>15</text:p>
          </table:table-cell>
          <table:table-cell table:style-name="ce565" table:formula="of:=[.AK3]+1" office:value-type="float" office:value="16" calcext:value-type="float">
            <text:p>16</text:p>
          </table:table-cell>
          <table:table-cell table:style-name="ce565" table:formula="of:=[.AL3]+1" office:value-type="float" office:value="17" calcext:value-type="float">
            <text:p>17</text:p>
          </table:table-cell>
          <table:table-cell table:style-name="ce565" table:formula="of:=[.AM3]+1" office:value-type="float" office:value="18" calcext:value-type="float">
            <text:p>18</text:p>
          </table:table-cell>
          <table:table-cell table:style-name="ce565" table:formula="of:=[.AN3]+1" office:value-type="float" office:value="19" calcext:value-type="float">
            <text:p>19</text:p>
          </table:table-cell>
          <table:table-cell table:style-name="ce565" table:formula="of:=[.AO3]+1" office:value-type="float" office:value="20" calcext:value-type="float">
            <text:p>20</text:p>
          </table:table-cell>
          <table:table-cell table:style-name="ce565" table:formula="of:=[.AP3]+1" office:value-type="float" office:value="21" calcext:value-type="float">
            <text:p>21</text:p>
          </table:table-cell>
          <table:table-cell table:style-name="ce565" table:formula="of:=[.AQ3]+1" office:value-type="float" office:value="22" calcext:value-type="float">
            <text:p>22</text:p>
          </table:table-cell>
          <table:table-cell table:style-name="ce565" table:formula="of:=[.AR3]+1" office:value-type="float" office:value="23" calcext:value-type="float">
            <text:p>23</text:p>
          </table:table-cell>
          <table:table-cell table:style-name="ce565" table:formula="of:=[.AS3]+1" office:value-type="float" office:value="24" calcext:value-type="float">
            <text:p>24</text:p>
          </table:table-cell>
          <table:table-cell table:style-name="ce565" table:formula="of:=[.AT3]+1" office:value-type="float" office:value="25" calcext:value-type="float">
            <text:p>25</text:p>
          </table:table-cell>
          <table:table-cell table:style-name="ce565" table:formula="of:=[.AU3]+1" office:value-type="float" office:value="26" calcext:value-type="float">
            <text:p>26</text:p>
          </table:table-cell>
          <table:table-cell table:style-name="ce565" table:formula="of:=[.AV3]+1" office:value-type="float" office:value="27" calcext:value-type="float">
            <text:p>27</text:p>
          </table:table-cell>
          <table:table-cell table:style-name="ce565" table:formula="of:=[.AW3]+1" office:value-type="float" office:value="28" calcext:value-type="float">
            <text:p>28</text:p>
          </table:table-cell>
          <table:table-cell table:style-name="ce305"/>
          <table:table-cell table:style-name="ce565"/>
          <table:table-cell table:style-name="ce225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310" office:value-type="string" calcext:value-type="string">
            <text:p>Reserved</text:p>
          </table:table-cell>
          <table:table-cell table:style-name="ce310" office:value-type="string" calcext:value-type="string">
            <text:p>Special</text:p>
          </table:table-cell>
          <table:table-cell table:style-name="ce310" office:value-type="string" calcext:value-type="string">
            <text:p>Stream or Datagram</text:p>
          </table:table-cell>
          <table:table-cell table:style-name="ce310" office:value-type="string" calcext:value-type="string" table:number-columns-spanned="2" table:number-rows-spanned="1">
            <text:p>Priority</text:p>
          </table:table-cell>
          <table:covered-table-cell table:style-name="ce310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310"/>
          <table:table-cell table:style-name="ce310" office:value-type="string" calcext:value-type="string">
            <text:p>Simple Protocol</text:p>
          </table:table-cell>
          <table:table-cell table:style-name="ce310" office:value-type="string" calcext:value-type="string">
            <text:p>Address present</text:p>
          </table:table-cell>
          <table:table-cell table:style-name="ce310" office:value-type="string" calcext:value-type="string">
            <text:p>Event# present</text:p>
          </table:table-cell>
          <table:table-cell table:style-name="ce310" office:value-type="string" calcext:value-type="string" table:number-columns-spanned="2" table:number-rows-spanned="1">
            <text:p>Modifier within Priority/Type</text:p>
          </table:table-cell>
          <table:covered-table-cell table:style-name="ce310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73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73"/>
          <table:table-cell table:style-name="ce673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673"/>
          <table:table-cell table:style-name="ce673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673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311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311" office:value-type="float" office:value="1" calcext:value-type="float">
            <text:p>1</text:p>
          </table:table-cell>
          <table:table-cell table:style-name="ce311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46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305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74"/>
          <table:table-cell table:style-name="ce574" table:number-columns-spanned="3" table:number-rows-spanned="1"/>
          <table:covered-table-cell table:number-columns-repeated="2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314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1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15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15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811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16" office:value-type="float" office:value="0" calcext:value-type="float">
            <text:p>0</text:p>
          </table:table-cell>
          <table:table-cell table:style-name="ce316" office:value-type="float" office:value="0" calcext:value-type="float" table:number-columns-spanned="2" table:number-rows-spanned="1">
            <text:p>0</text:p>
          </table:table-cell>
          <table:covered-table-cell table:style-name="ce316"/>
          <table:table-cell table:style-name="ce31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6"/>
          <table:table-cell table:style-name="ce316" office:value-type="float" office:value="0" calcext:value-type="float">
            <text:p>0</text:p>
          </table:table-cell>
          <table:table-cell table:style-name="ce316" office:value-type="float" office:value="1" calcext:value-type="float">
            <text:p>1</text:p>
          </table:table-cell>
          <table:table-cell table:style-name="ce316" office:value-type="float" office:value="0" calcext:value-type="float">
            <text:p>0</text:p>
          </table:table-cell>
          <table:table-cell table:style-name="ce316" table:number-columns-spanned="2" table:number-rows-spanned="1"/>
          <table:covered-table-cell table:style-name="ce316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306"/>
          <table:table-cell table:style-name="ce81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320" office:value-type="float" office:value="0" calcext:value-type="float">
            <text:p>0</text:p>
          </table:table-cell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320"/>
          <table:table-cell table:style-name="ce32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20"/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0" calcext:value-type="float">
            <text:p>0</text:p>
          </table:table-cell>
          <table:table-cell table:style-name="ce320" table:number-columns-spanned="2" table:number-rows-spanned="1"/>
          <table:covered-table-cell table:style-name="ce320"/>
          <table:table-cell table:style-name="ce32"/>
          <table:table-cell table:style-name="ce508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308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0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 table:number-columns-spanned="2" table:number-rows-spanned="1">
            <text:p>1</text:p>
          </table:table-cell>
          <table:covered-table-cell table:style-name="ce321"/>
          <table:table-cell table:style-name="ce321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321"/>
          <table:table-cell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number-columns-spanned="2" table:number-rows-spanned="1"/>
          <table:covered-table-cell table:style-name="ce321"/>
          <table:table-cell table:style-name="ce33"/>
          <table:table-cell table:style-name="ce510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6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306"/>
          <table:table-cell table:style-name="ce813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2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2" calcext:value-type="float" table:number-columns-spanned="2" table:number-rows-spanned="1">
            <text:p>2</text:p>
          </table:table-cell>
          <table:covered-table-cell table:style-name="ce314"/>
          <table:table-cell table:style-name="ce314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314"/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table:number-columns-spanned="2" table:number-rows-spanned="1"/>
          <table:covered-table-cell table:style-name="ce314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116" office:value-type="string" calcext:value-type="string"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116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315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" calcext:value-type="float" table:number-columns-spanned="2" table:number-rows-spanned="1">
            <text:p>3</text:p>
          </table:table-cell>
          <table:covered-table-cell table:style-name="ce315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 table:number-columns-spanned="2" table:number-rows-spanned="1">
            <text:p>0</text:p>
          </table:table-cell>
          <table:covered-table-cell table:style-name="ce315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15"/>
          <table:table-cell table:number-columns-repeated="2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1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number-columns-repeated="2"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16" office:value-type="string" calcext:value-type="string">
            <office:annotation draw:style-name="gr13" draw:text-style-name="P5" svg:width="2.899cm" svg:height="3.361cm" svg:x="7.673cm" svg:y="13.281cm" draw:caption-point-x="-0.61cm" draw:caption-point-y="1.51cm">
              <dc:date>2023-11-20T00:00:00</dc:date>
              <text:p text:style-name="P4"><text:span text:style-name="T1">Teach an event to a node(s) to preselected event slots. <text:s/>The mechanism of preselecting the slots is undefined. <text:s/></text:span></text:p>
            </office:annotation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 table:number-columns-spanned="2" table:number-rows-spanned="1">
            <text:p>1</text:p>
          </table:table-cell>
          <table:covered-table-cell table:style-name="ce315"/>
          <table:table-cell table:style-name="ce315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15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table:number-columns-spanned="2" table:number-rows-spanned="1"/>
          <table:covered-table-cell table:style-name="ce315"/>
          <table:table-cell table:style-name="ce116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26" office:value-type="string" calcext:value-type="string">
            <office:annotation draw:style-name="gr14" draw:text-style-name="P5" svg:width="2.899cm" svg:height="1.799cm" svg:x="7.673cm" svg:y="13.733cm" draw:caption-point-x="-0.61cm" draw:caption-point-y="1.51cm">
              <dc:date>2023-11-20T00:00:00</dc:date>
              <text:p text:style-name="P4"><text:span text:style-name="T2">Report that the node has produced an event#.</text:span></text:p>
            </office:annotation>
            <text:p>PCER - Producer/Consumer Event Report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322" office:value-type="float" office:value="0" calcext:value-type="float">
            <text:p>0</text:p>
          </table:table-cell>
          <table:table-cell table:style-name="ce322" office:value-type="float" office:value="1" calcext:value-type="float" table:number-columns-spanned="2" table:number-rows-spanned="1">
            <text:p>1</text:p>
          </table:table-cell>
          <table:covered-table-cell table:style-name="ce318"/>
          <table:table-cell table:style-name="ce322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18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0" calcext:value-type="float" table:number-columns-spanned="2" table:number-rows-spanned="1">
            <text:p>0</text:p>
          </table:table-cell>
          <table:covered-table-cell table:style-name="ce318"/>
          <table:table-cell table:style-name="ce473"/>
          <table:table-cell table:style-name="ce491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551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8"/>
          <table:table-cell table:style-name="ce685" table:formula="of:=IF([.F30]=1;&quot;ddd&quot;;DEC2HEX((((((([.G$30]*32+[.I$30])*2+[.N$30])*2+[.O$30])*2+[.P$30])*4+0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711"/>
          <table:table-cell table:style-name="ce578" office:value-type="string" calcext:value-type="string" table:number-columns-spanned="12" table:number-rows-spanned="1">
            <text:p>sss</text:p>
          </table:table-cell>
          <table:covered-table-cell table:number-columns-repeated="11" table:style-name="ce760"/>
          <table:table-cell table:style-name="ce782"/>
          <table:table-cell table:style-name="ce815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830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41" office:value-type="string" calcext:value-type="string">
            <office:annotation draw:style-name="gr15" draw:text-style-name="P5" svg:width="2.899cm" svg:height="2.176cm" svg:x="7.673cm" svg:y="14.185cm" draw:caption-point-x="-0.61cm" draw:caption-point-y="1.51cm">
              <dc:date>2023-11-20T00:00:00</dc:date>
              <text:p text:style-name="P4"><text:span text:style-name="T1">Specialization for CAN, into multiple frames with differing CAN-MTIs.</text:span></text:p>
            </office:annotation>
            <text:p><text:s text:c="5"/>CAN-PCER with data, first frame</text:p>
            <draw:g draw:z-index="11">
              <draw:g>
                <draw:custom-shape draw:style-name="gr1" draw:text-style-name="P1" svg:width="0.212cm" svg:height="0.247cm" draw:transform="rotate (-1.5707963267949) translate (0.334cm 0.2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2" draw:text-style-name="P1" svg:width="0.211cm" svg:height="0.247cm" draw:transform="rotate (-1.5707963267949) translate (0.34cm 0.627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3" draw:text-style-name="P1" svg:width="0.214cm" svg:height="0.247cm" draw:transform="rotate (-1.5707963267949) translate (0.353cm 1.064cm)">
                  <text:p/>
  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  <draw:custom-shape draw:style-name="gr4" draw:text-style-name="P1" svg:width="0.198cm" svg:height="1.261cm" svg:x="0.015cm" svg:y="-0.043cm">
                  <text:p/>
  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1 $0" draw:handle-range-x-minimum="0" draw:handle-range-x-maximum="10800" draw:handle-range-y-minimum="0" draw:handle-range-y-maximum="21600"/>
                  </draw:enhanced-geometry>
                </draw:custom-shape>
              </draw:g>
            </draw:g>
          </table:table-cell>
          <table:table-cell table:style-name="ce238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16"/>
          <table:covered-table-cell table:style-name="ce492"/>
          <table:table-cell table:style-name="ce185"/>
          <table:table-cell table:style-name="ce55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$30]*32+[.I$30])*2+[.N$30])*2+[.O$30])*2+[.P$30])*4++3));3))" office:value-type="string" office:string-value="5B7" calcext:value-type="string" table:number-columns-spanned="12" table:number-rows-spanned="1">
            <text:p>5B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31]*2+[.W31])*8+[.X31];2);[.AA31];[.AM31];&quot;]&quot;)" office:value-type="string" office:string-value="[195B7sss]" calcext:value-type="string">
            <text:p>[195B7sss]</text:p>
          </table:table-cell>
          <table:table-cell table:style-name="ce83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141" office:value-type="string" calcext:value-type="string">
            <text:p><text:s text:c="5"/>CAN-PCER with data, middle frame</text:p>
          </table:table-cell>
          <table:table-cell table:style-name="ce238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16"/>
          <table:covered-table-cell table:style-name="ce492"/>
          <table:table-cell table:style-name="ce185"/>
          <table:table-cell table:style-name="ce55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$30]*32+[.I$30])*2+[.N$30])*2+[.O$30])*2+[.P$30])*4+2));3))" office:value-type="string" office:string-value="5B6" calcext:value-type="string" table:number-columns-spanned="12" table:number-rows-spanned="1">
            <text:p>5B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305"/>
          <table:table-cell table:style-name="ce420" table:formula="of:=CONCATENATE(&quot;[&quot;;DEC2HEX(([.V32]*2+[.W32])*8+[.X32];2);[.AA32];[.AM32];&quot;]&quot;)" office:value-type="string" office:string-value="[195B6sss]" calcext:value-type="string">
            <text:p>[195B6sss]</text:p>
          </table:table-cell>
          <table:table-cell table:style-name="ce831" office:value-type="string" calcext:value-type="string">
            <text:p>Data (8 bytes) 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143" office:value-type="string" calcext:value-type="string">
            <text:p><text:s text:c="5"/>CAN-PCER with data, last frame</text:p>
          </table:table-cell>
          <table:table-cell table:style-name="ce239" office:value-type="string" calcext:value-type="string" table:number-columns-spanned="18" table:number-rows-spanned="1">
            <text:p>“</text:p>
          </table:table-cell>
          <table:covered-table-cell table:number-columns-repeated="15" table:style-name="ce319"/>
          <table:covered-table-cell table:style-name="ce474"/>
          <table:covered-table-cell table:style-name="ce493"/>
          <table:table-cell table:style-name="ce184"/>
          <table:table-cell table:style-name="ce553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79"/>
          <table:table-cell table:style-name="ce686" table:formula="of:=IF([.F33]=1;&quot;ddd&quot;;DEC2HEX((((((([.G$30]*32+[.I$30])*2+[.N$30])*2+[.O$30])*2+[.P$30])*4+1));3))" office:value-type="string" office:string-value="5B5" calcext:value-type="string" table:number-columns-spanned="12" table:number-rows-spanned="1">
            <text:p>5B5</text:p>
          </table:table-cell>
          <table:covered-table-cell table:number-columns-repeated="11" table:style-name="ce712"/>
          <table:table-cell table:style-name="ce579" office:value-type="string" calcext:value-type="string" table:number-columns-spanned="12" table:number-rows-spanned="1">
            <text:p>sss</text:p>
          </table:table-cell>
          <table:covered-table-cell table:number-columns-repeated="11" table:style-name="ce761"/>
          <table:table-cell table:style-name="ce783"/>
          <table:table-cell table:style-name="ce816" table:formula="of:=CONCATENATE(&quot;[&quot;;DEC2HEX(([.V33]*2+[.W33])*8+[.X33];2);[.AA33];[.AM33];&quot;]&quot;)" office:value-type="string" office:string-value="[195B5sss]" calcext:value-type="string">
            <text:p>[195B5sss]</text:p>
          </table:table-cell>
          <table:table-cell table:style-name="ce832" office:value-type="string" calcext:value-type="string">
            <text:p>Data (1-8 bytes) 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4">
            <text:p>Traction Control</text:p>
          </table:table-cell>
          <table:table-cell table:style-name="ce59" office:value-type="string" calcext:value-type="string">
            <text:p>Traction Control Command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59"/>
          <table:table-cell table:style-name="ce494" table:formula="of:=DEC2HEX((((((((([.C34]*2+[.D34])*2+[.E34])*2+[.F34])*4+[.G34])*32+[.I34])*2+[.N34])*2+[.O34])*2+[.P34])*4+[.Q34];4)" office:value-type="string" office:string-value="05E8" calcext:value-type="string">
            <text:p>05E8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4]=1;&quot;ddd&quot;;DEC2HEX((((((([.G34]*32+[.I34])*2+[.N34])*2+[.O34])*2+[.P34])*4+[.Q34]));3))" office:value-type="string" office:string-value="5E8" calcext:value-type="string" table:number-columns-spanned="12" table:number-rows-spanned="1">
            <text:p>5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352" table:formula="of:=CONCATENATE(&quot;[&quot;;DEC2HEX(([.V34]*2+[.W34])*8+[.X34];2);[.AA34];[.AM34];&quot;]&quot;)" office:value-type="string" office:string-value="[195E8sss]" calcext:value-type="string">
            <text:p>[195E8sss]</text:p>
          </table:table-cell>
          <table:table-cell table:style-name="ce361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9" office:value-type="string" calcext:value-type="string">
            <text:p>Traction Control Reply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0" calcext:value-type="float" table:number-columns-spanned="2" table:number-rows-spanned="1">
            <text:p>0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59"/>
          <table:table-cell table:style-name="ce494" table:formula="of:=DEC2HEX((((((((([.C35]*2+[.D35])*2+[.E35])*2+[.F35])*4+[.G35])*32+[.I35])*2+[.N35])*2+[.O35])*2+[.P35])*4+[.Q35];4)" office:value-type="string" office:string-value="01E8" calcext:value-type="string">
            <text:p>01E8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5]=1;&quot;ddd&quot;;DEC2HEX((((((([.G35]*32+[.I35])*2+[.N35])*2+[.O35])*2+[.P35])*4+[.Q35]));3))" office:value-type="string" office:string-value="1E8" calcext:value-type="string" table:number-columns-spanned="12" table:number-rows-spanned="1">
            <text:p>1E8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35]*2+[.W35])*8+[.X35];2);[.AA35];[.AM35];&quot;]&quot;)" office:value-type="string" office:string-value="[191E8sss]" calcext:value-type="string">
            <text:p>[191E8sss]</text:p>
          </table:table-cell>
          <table:table-cell table:style-name="ce833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4"/>
          <table:table-cell table:style-name="ce59" office:value-type="string" calcext:value-type="string">
            <text:p>Traction Proxy Command (obsolete)</text:p>
          </table:table-cell>
          <table:table-cell table:number-columns-repeated="4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248"/>
          <table:table-cell table:style-name="ce59"/>
          <table:table-cell table:style-name="ce494" table:formula="of:=DEC2HEX((((((((([.C36]*2+[.D36])*2+[.E36])*2+[.F36])*4+[.G36])*32+[.I36])*2+[.N36])*2+[.O36])*2+[.P36])*4+[.Q36];4)" office:value-type="string" office:string-value="09E9" calcext:value-type="string">
            <text:p>09E9</text:p>
          </table:table-cell>
          <table:table-cell table:style-name="ce59"/>
          <table:table-cell table:style-name="ce554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14" table:formula="of:=IF([.F36]=1;&quot;ddd&quot;;DEC2HEX((((((([.G36]*32+[.I36])*2+[.N36])*2+[.O36])*2+[.P36])*4+[.Q36]));3))" office:value-type="string" office:string-value="9E9" calcext:value-type="string" table:number-columns-spanned="12" table:number-rows-spanned="1">
            <text:p>9E9</text:p>
          </table:table-cell>
          <table:covered-table-cell table:number-columns-repeated="11" table:style-name="ce638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36]*2+[.W36])*8+[.X36];2);[.AA36];[.AM36];&quot;]&quot;)" office:value-type="string" office:string-value="[199E9sss]" calcext:value-type="string">
            <text:p>[199E9sss]</text:p>
          </table:table-cell>
          <table:table-cell table:style-name="ce833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59"/>
          <table:table-cell table:style-name="ce59" office:value-type="string" calcext:value-type="string">
            <text:p>Traction Proxy Reply (obsolete)</text:p>
          </table:table-cell>
          <table:table-cell table:number-columns-repeated="4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250"/>
          <table:table-cell table:style-name="ce250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50"/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250"/>
          <table:table-cell table:style-name="ce250"/>
          <table:table-cell table:style-name="ce494" table:formula="of:=DEC2HEX((((((((([.C37]*2+[.D37])*2+[.E37])*2+[.F37])*4+[.G37])*32+[.I37])*2+[.N37])*2+[.O37])*2+[.P37])*4+[.Q37];4)" office:value-type="string" office:string-value="05E9" calcext:value-type="string">
            <text:p>05E9</text:p>
          </table:table-cell>
          <table:table-cell table:style-name="ce250"/>
          <table:table-cell table:style-name="ce555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1" calcext:value-type="float" table:number-columns-spanned="3" table:number-rows-spanned="1">
            <text:p>1</text:p>
          </table:table-cell>
          <table:covered-table-cell table:style-name="ce250"/>
          <table:covered-table-cell table:style-name="ce254"/>
          <table:table-cell table:style-name="ce614" table:formula="of:=IF([.F37]=1;&quot;ddd&quot;;DEC2HEX((((((([.G37]*32+[.I37])*2+[.N37])*2+[.O37])*2+[.P37])*4+[.Q37]));3))" office:value-type="string" office:string-value="5E9" calcext:value-type="string" table:number-columns-spanned="12" table:number-rows-spanned="1">
            <text:p>5E9</text:p>
          </table:table-cell>
          <table:covered-table-cell table:number-columns-repeated="11" table:style-name="ce254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298"/>
          <table:table-cell table:style-name="ce337"/>
          <table:table-cell table:style-name="ce420" table:formula="of:=CONCATENATE(&quot;[&quot;;DEC2HEX(([.V37]*2+[.W37])*8+[.X37];2);[.AA37];[.AM37];&quot;]&quot;)" office:value-type="string" office:string-value="[195E9sss]" calcext:value-type="string">
            <text:p>[195E9sss]</text:p>
          </table:table-cell>
          <table:table-cell table:style-name="ce361" office:value-type="string" calcext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 calcext:value-type="string">
            <text:p>Other</text:p>
          </table:table-cell>
          <table:table-cell table:style-name="ce36" office:value-type="string" calcext:value-type="string">
            <text:p>Xpressnet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 table:number-columns-spanned="2" table:number-rows-spanned="1">
            <text:p>2</text:p>
          </table:table-cell>
          <table:covered-table-cell table:style-name="ce325"/>
          <table:table-cell table:style-name="ce32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25"/>
          <table:table-cell table:number-columns-repeated="3" table:style-name="ce325" office:value-type="float" office:value="0" calcext:value-type="float">
            <text:p>0</text:p>
          </table:table-cell>
          <table:table-cell table:style-name="ce325" table:number-columns-spanned="2" table:number-rows-spanned="1"/>
          <table:covered-table-cell table:style-name="ce325"/>
          <table:table-cell table:style-name="ce36"/>
          <table:table-cell table:style-name="ce495" table:formula="of:=DEC2HEX((((((((([.C38]*2+[.D38])*2+[.E38])*2+[.F38])*4+[.G38])*32+[.I38])*2+[.N38])*2+[.O38])*2+[.P38])*4+[.Q38];4)" office:value-type="string" office:string-value="0820" calcext:value-type="string">
            <text:p>0820</text:p>
          </table:table-cell>
          <table:table-cell table:style-name="ce187"/>
          <table:table-cell table:style-name="ce207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7"/>
          <table:table-cell table:style-name="ce615" table:formula="of:=IF([.F38]=1;&quot;ddd&quot;;DEC2HEX((((((([.G38]*32+[.I38])*2+[.N38])*2+[.O38])*2+[.P38])*4+[.Q38]));3))" office:value-type="string" office:string-value="820" calcext:value-type="string" table:number-columns-spanned="12" table:number-rows-spanned="1">
            <text:p>820</text:p>
          </table:table-cell>
          <table:covered-table-cell table:number-columns-repeated="11" table:style-name="ce639"/>
          <table:table-cell table:style-name="ce262" office:value-type="string" calcext:value-type="string" table:number-columns-spanned="12" table:number-rows-spanned="1">
            <text:p>sss</text:p>
          </table:table-cell>
          <table:covered-table-cell table:number-columns-repeated="11" table:style-name="ce285"/>
          <table:table-cell table:style-name="ce338"/>
          <table:table-cell table:style-name="ce352" table:formula="of:=CONCATENATE(&quot;[&quot;;DEC2HEX(([.V38]*2+[.W38])*8+[.X38];2);[.AA38];[.AM38];&quot;]&quot;)" office:value-type="string" office:string-value="[19820sss]" calcext:value-type="string">
            <text:p>[19820sss]</text:p>
          </table:table-cell>
          <table:table-cell table:style-name="ce834" office:value-type="string" calcext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Remote Button</text:p>
          </table:table-cell>
          <table:table-cell table:style-name="ce37" office:value-type="string" calcext:value-type="string">
            <text:p>Remote Button Request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42" office:value-type="float" office:value="0" calcext:value-type="float">
            <text:p>0</text:p>
          </table:table-cell>
          <table:table-cell table:style-name="ce342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342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495" table:formula="of:=DEC2HEX((((((((([.C39]*2+[.D39])*2+[.E39])*2+[.F39])*4+[.G39])*32+[.I39])*2+[.N39])*2+[.O39])*2+[.P39])*4+[.Q39];4)" office:value-type="string" office:string-value="0948" calcext:value-type="string">
            <text:p>0948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39]=1;&quot;ddd&quot;;DEC2HEX((((((([.G39]*32+[.I39])*2+[.N39])*2+[.O39])*2+[.P39])*4+[.Q39]));3))" office:value-type="string" office:string-value="948" calcext:value-type="string" table:number-columns-spanned="12" table:number-rows-spanned="1">
            <text:p>948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03"/>
          <table:table-cell table:style-name="ce352" table:formula="of:=CONCATENATE(&quot;[&quot;;DEC2HEX(([.V39]*2+[.W39])*8+[.X39];2);[.AA39];[.AM39];&quot;]&quot;)" office:value-type="string" office:string-value="[19948sss]" calcext:value-type="string">
            <text:p>[1994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7" office:value-type="string" calcext:value-type="string">
            <text:p>Remote Button Reply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42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>
            <text:p>1</text:p>
          </table:table-cell>
          <table:table-cell table:style-name="ce342" office:value-type="float" office:value="0" calcext:value-type="float">
            <text:p>0</text:p>
          </table:table-cell>
          <table:table-cell table:style-name="ce342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495" table:formula="of:=DEC2HEX((((((((([.C40]*2+[.D40])*2+[.E40])*2+[.F40])*4+[.G40])*32+[.I40])*2+[.N40])*2+[.O40])*2+[.P40])*4+[.Q40];4)" office:value-type="string" office:string-value="0549" calcext:value-type="string">
            <text:p>0549</text:p>
          </table:table-cell>
          <table:table-cell table:style-name="ce183"/>
          <table:table-cell table:style-name="ce208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16" table:formula="of:=IF([.F40]=1;&quot;ddd&quot;;DEC2HEX((((((([.G40]*32+[.I40])*2+[.N40])*2+[.O40])*2+[.P40])*4+[.Q40]));3))" office:value-type="string" office:string-value="549" calcext:value-type="string" table:number-columns-spanned="12" table:number-rows-spanned="1">
            <text:p>549</text:p>
          </table:table-cell>
          <table:covered-table-cell table:number-columns-repeated="11" table:style-name="ce640"/>
          <table:table-cell table:style-name="ce263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303"/>
          <table:table-cell table:style-name="ce352" table:formula="of:=CONCATENATE(&quot;[&quot;;DEC2HEX(([.V40]*2+[.W40])*8+[.X40];2);[.AA40];[.AM40];&quot;]&quot;)" office:value-type="string" office:string-value="[19549sss]" calcext:value-type="string">
            <text:p>[19549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314" office:value-type="float" office:value="0" calcext:value-type="float">
            <text:p>0</text:p>
          </table:table-cell>
          <table:table-cell table:style-name="ce314" office:value-type="float" office:value="3" calcext:value-type="float" table:number-columns-spanned="2" table:number-rows-spanned="1">
            <text:p>3</text:p>
          </table:table-cell>
          <table:covered-table-cell table:style-name="ce314"/>
          <table:table-cell table:style-name="ce314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14"/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314"/>
          <table:table-cell table:style-name="ce29"/>
          <table:table-cell table:style-name="ce508" table:formula="of:=DEC2HEX((((((((([.C41]*2+[.D41])*2+[.E41])*2+[.F41])*4+[.G41])*32+[.I41])*2+[.N41])*2+[.O41])*2+[.P41])*4+[.Q41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41]=1;&quot;ddd&quot;;DEC2HEX((((((([.G41]*32+[.I41])*2+[.N41])*2+[.O41])*2+[.P41])*4+[.Q41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308"/>
          <table:table-cell table:style-name="ce352" table:formula="of:=CONCATENATE(&quot;[&quot;;DEC2HEX(([.V41]*2+[.W41])*8+[.X41];2);[.AA41];[.AM41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8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353" office:value-type="float" office:value="0" calcext:value-type="float">
            <text:p>0</text:p>
          </table:table-cell>
          <table:table-cell table:style-name="ce353" office:value-type="float" office:value="2" calcext:value-type="float" table:number-columns-spanned="2" table:number-rows-spanned="1">
            <text:p>2</text:p>
          </table:table-cell>
          <table:covered-table-cell table:style-name="ce353"/>
          <table:table-cell table:style-name="ce353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353"/>
          <table:table-cell table:style-name="ce353" office:value-type="float" office:value="0" calcext:value-type="float">
            <text:p>0</text:p>
          </table:table-cell>
          <table:table-cell table:style-name="ce353"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353" table:number-columns-spanned="2" table:number-rows-spanned="1"/>
          <table:covered-table-cell table:style-name="ce353"/>
          <table:table-cell table:style-name="ce38"/>
          <table:table-cell table:style-name="ce516" table:formula="of:=DEC2HEX((((((((([.C42]*2+[.D42])*2+[.E42])*2+[.F42])*4+[.G42])*32+[.I42])*2+[.N42])*2+[.O42])*2+[.P42])*4+[.Q42];4)" office:value-type="string" office:string-value="09C8" calcext:value-type="string">
            <text:p>09C8</text:p>
          </table:table-cell>
          <table:table-cell table:style-name="ce184"/>
          <table:table-cell table:style-name="ce209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9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17" table:formula="of:=IF([.F42]=1;&quot;ddd&quot;;DEC2HEX((((((([.G42]*32+[.I42])*2+[.N42])*2+[.O42])*2+[.P42])*4+[.Q42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264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339"/>
          <table:table-cell table:style-name="ce352" table:formula="of:=CONCATENATE(&quot;[&quot;;DEC2HEX(([.V42]*2+[.W42])*8+[.X42];2);[.AA42];[.AM42];&quot;]&quot;)" office:value-type="string" office:string-value="[199C8sss]" calcext:value-type="string">
            <text:p>[199C8sss]</text:p>
          </table:table-cell>
          <table:table-cell table:style-name="ce368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61" office:value-type="string" calcext:value-type="string" table:number-columns-spanned="1" table:number-rows-spanned="2">
            <text:p>Node Ident</text:p>
          </table:table-cell>
          <table:table-cell table:style-name="ce39" office:value-type="string" calcext:value-type="string">
            <text:p>Simple Node Ident Info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54" office:value-type="float" office:value="3" calcext:value-type="float" table:number-columns-spanned="2" table:number-rows-spanned="1">
            <text:p>3</text:p>
          </table:table-cell>
          <table:covered-table-cell table:style-name="ce354"/>
          <table:table-cell table:style-name="ce354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354"/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float" office:value="0" calcext:value-type="float">
            <text:p>0</text:p>
          </table:table-cell>
          <table:table-cell table:style-name="ce354" table:number-columns-spanned="2" table:number-rows-spanned="1"/>
          <table:covered-table-cell table:style-name="ce354"/>
          <table:table-cell table:style-name="ce39"/>
          <table:table-cell table:style-name="ce508" table:formula="of:=DEC2HEX((((((((([.C43]*2+[.D43])*2+[.E43])*2+[.F43])*4+[.G43])*32+[.I43])*2+[.N43])*2+[.O43])*2+[.P43])*4+[.Q43];4)" office:value-type="string" office:string-value="0DE8" calcext:value-type="string">
            <text:p>0DE8</text:p>
          </table:table-cell>
          <table:table-cell table:style-name="ce188"/>
          <table:table-cell table:style-name="ce210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8"/>
          <table:table-cell table:style-name="ce618" table:formula="of:=IF([.F43]=1;&quot;ddd&quot;;DEC2HEX((((((([.G43]*32+[.I43])*2+[.N43])*2+[.O43])*2+[.P43])*4+[.Q43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352" table:formula="of:=CONCATENATE(&quot;[&quot;;DEC2HEX(([.V43]*2+[.W43])*8+[.X43];2);[.AA43];[.AM43];&quot;]&quot;)" office:value-type="string" office:string-value="[19DE8sss]" calcext:value-type="string">
            <text:p>[19DE8sss]</text:p>
          </table:table-cell>
          <table:table-cell table:style-name="ce360" office:value-type="string" calcext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357" office:value-type="float" office:value="0" calcext:value-type="float">
            <text:p>0</text:p>
          </table:table-cell>
          <table:table-cell table:style-name="ce357" office:value-type="float" office:value="2" calcext:value-type="float" table:number-columns-spanned="2" table:number-rows-spanned="1">
            <text:p>2</text:p>
          </table:table-cell>
          <table:covered-table-cell table:style-name="ce357"/>
          <table:table-cell table:style-name="ce357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357"/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0" calcext:value-type="float">
            <text:p>0</text:p>
          </table:table-cell>
          <table:table-cell table:style-name="ce357" table:number-columns-spanned="2" table:number-rows-spanned="1"/>
          <table:covered-table-cell table:style-name="ce357"/>
          <table:table-cell table:style-name="ce40"/>
          <table:table-cell table:style-name="ce516" table:formula="of:=DEC2HEX((((((((([.C44]*2+[.D44])*2+[.E44])*2+[.F44])*4+[.G44])*32+[.I44])*2+[.N44])*2+[.O44])*2+[.P44])*4+[.Q44];4)" office:value-type="string" office:string-value="0A08" calcext:value-type="string">
            <text:p>0A08</text:p>
          </table:table-cell>
          <table:table-cell table:style-name="ce188"/>
          <table:table-cell table:style-name="ce211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19" table:formula="of:=IF([.F44]=1;&quot;ddd&quot;;DEC2HEX((((((([.G44]*32+[.I44])*2+[.N44])*2+[.O44])*2+[.P44])*4+[.Q44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266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341"/>
          <table:table-cell table:style-name="ce352" table:formula="of:=CONCATENATE(&quot;[&quot;;DEC2HEX(([.V44]*2+[.W44])*8+[.X44];2);[.AA44];[.AM44];&quot;]&quot;)" office:value-type="string" office:string-value="[19A08sss]" calcext:value-type="string">
            <text:p>[19A08sss]</text:p>
          </table:table-cell>
          <table:table-cell table:style-name="ce368" office:value-type="string" calcext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72" office:value-type="string" calcext:value-type="string" table:number-columns-spanned="1" table:number-rows-spanned="7">
            <text:p>Datagram</text:p>
          </table:table-cell>
          <table:table-cell table:style-name="ce41" office:value-type="string" calcext:value-type="string">
            <text:p>Datagram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363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3" calcext:value-type="float" table:number-columns-spanned="2" table:number-rows-spanned="1">
            <text:p>3</text:p>
          </table:table-cell>
          <table:covered-table-cell table:style-name="ce363"/>
          <table:table-cell table:style-name="ce363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363"/>
          <table:table-cell table:style-name="ce363" office:value-type="float" office:value="0" calcext:value-type="float">
            <text:p>0</text:p>
          </table:table-cell>
          <table:table-cell table:style-name="ce363" office:value-type="float" office:value="1" calcext:value-type="float">
            <text:p>1</text:p>
          </table:table-cell>
          <table:table-cell table:style-name="ce363" office:value-type="float" office:value="0" calcext:value-type="float">
            <text:p>0</text:p>
          </table:table-cell>
          <table:table-cell table:style-name="ce363" table:number-columns-spanned="2" table:number-rows-spanned="1"/>
          <table:covered-table-cell table:style-name="ce363"/>
          <table:table-cell table:style-name="ce144"/>
          <table:table-cell table:style-name="ce497" table:formula="of:=DEC2HEX((((((((([.C45]*2+[.D45])*2+[.E45])*2+[.F45])*4+[.G45])*32+[.I45])*2+[.N45])*2+[.O45])*2+[.P45])*4+[.Q45];4)" office:value-type="string" office:string-value="1C48" calcext:value-type="string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621"/>
          <table:covered-table-cell table:number-columns-repeated="11" table:style-name="ce719"/>
          <table:covered-table-cell table:style-name="ce621"/>
          <table:covered-table-cell table:number-columns-repeated="11" table:style-name="ce719"/>
          <table:covered-table-cell table:style-name="ce795"/>
          <table:covered-table-cell table:style-name="ce817"/>
          <table:covered-table-cell table:style-name="ce836"/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5"/>
          <table:table-cell table:style-name="ce42" office:value-type="string" calcext:value-type="string">
            <text:p><text:s text:c="6"/>CAN-Datagram Content (one frame)</text:p>
            <draw:g table:end-cell-address="Headers.B50" table:end-x="0.421cm" table:end-y="0.002cm" draw:z-index="9">
              <draw:custom-shape draw:style-name="gr1" draw:text-style-name="P1" svg:width="0.212cm" svg:height="0.247cm" draw:transform="rotate (-1.5707963267949) translate (0.415cm 0.25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2" draw:text-style-name="P1" svg:width="0.211cm" svg:height="0.247cm" draw:transform="rotate (-1.5707963267949) translate (0.415cm 0.688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214cm" svg:height="0.247cm" draw:transform="rotate (-1.5707963267949) translate (0.421cm 1.151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214cm" svg:height="0.247cm" draw:transform="rotate (-1.5707963267949) translate (0.405cm 1.595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5" draw:text-style-name="P1" svg:width="0.198cm" svg:height="1.675cm" svg:x="0.086cm" svg:y="0.061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69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32"/>
          <table:table-cell table:style-name="ce267" table:formula="of:=IF([.F$45]=1;&quot;ddd&quot;;DEC2HEX((((((([.G46]*32+[.I46])*2+[.N46])*2+[.O46])*2+[.P46])*4+[.Q46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6]*2+[.W46])*8+[.X46];2);[.AA46];[.AM46];&quot;]&quot;)" office:value-type="string" office:string-value="[1Adddsss]" calcext:value-type="string">
            <text:p>[1A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3" office:value-type="string" calcext:value-type="string">
            <text:p><text:s text:c="6"/>CAN-Datagram Content (first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45"/>
          <table:covered-table-cell table:style-name="ce520"/>
          <table:table-cell table:style-name="ce191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32"/>
          <table:table-cell table:style-name="ce267" table:formula="of:=IF([.F$45]=1;&quot;ddd&quot;;DEC2HEX((((((([.G47]*32+[.I47])*2+[.N47])*2+[.O47])*2+[.P47])*4+[.Q47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7]*2+[.W47])*8+[.X47];2);[.AA47];[.AM47];&quot;]&quot;)" office:value-type="string" office:string-value="[1Bdddsss]" calcext:value-type="string">
            <text:p>[1B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2" office:value-type="string" calcext:value-type="string">
            <text:p><text:s text:c="6"/>CAN-Datagram Content (middle frame)</text:p>
          </table:table-cell>
          <table:table-cell table:style-name="ce79" office:value-type="string" calcext:value-type="string" table:number-columns-spanned="18" table:number-rows-spanned="1">
            <text:p>“</text:p>
          </table:table-cell>
          <table:covered-table-cell table:number-columns-repeated="15" table:style-name="ce364"/>
          <table:covered-table-cell table:style-name="ce169"/>
          <table:covered-table-cell table:style-name="ce520"/>
          <table:table-cell table:style-name="ce190"/>
          <table:table-cell table:style-name="ce213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32"/>
          <table:table-cell table:style-name="ce267" table:formula="of:=IF([.F$45]=1;&quot;ddd&quot;;DEC2HEX((((((([.G48]*32+[.I48])*2+[.N48])*2+[.O48])*2+[.P48])*4+[.Q48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48]*2+[.W48])*8+[.X48];2);[.AA48];[.AM48];&quot;]&quot;)" office:value-type="string" office:string-value="[1Cdddsss]" calcext:value-type="string">
            <text:p>[1Cdddsss]</text:p>
          </table:table-cell>
          <table:table-cell table:style-name="ce837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44" office:value-type="string" calcext:value-type="string">
            <text:p><text:s text:c="6"/>CAN-Datagram Content (last frame)</text:p>
          </table:table-cell>
          <table:table-cell table:style-name="ce80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190"/>
          <table:table-cell table:style-name="ce214" office:value-type="float" office:value="1" calcext:value-type="float">
            <text:p>1</text:p>
          </table:table-cell>
          <table:table-cell table:style-name="ce599" office:value-type="float" office:value="1" calcext:value-type="float">
            <text:p>1</text:p>
          </table:table-cell>
          <table:table-cell table:style-name="ce59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99"/>
          <table:table-cell table:style-name="ce268" table:formula="of:=IF([.F$45]=1;&quot;ddd&quot;;DEC2HEX((((((([.G49]*32+[.I49])*2+[.N49])*2+[.O49])*2+[.P49])*4+[.Q49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99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818" table:formula="of:=CONCATENATE(&quot;[&quot;;DEC2HEX(([.V49]*2+[.W49])*8+[.X49];2);[.AA49];[.AM49];&quot;]&quot;)" office:value-type="string" office:string-value="[1Ddddsss]" calcext:value-type="string">
            <text:p>[1Ddddsss]</text:p>
          </table:table-cell>
          <table:table-cell table:style-name="ce838" office:value-type="string" calcext:value-type="string">
            <text:p>Data (0-8 bytes) 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16"/>
          <table:table-cell table:style-name="ce169" office:value-type="string" calcext:value-type="string">
            <text:p>Datagram Received OK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364" office:value-type="float" office:value="0" calcext:value-type="float">
            <text:p>0</text:p>
          </table:table-cell>
          <table:table-cell table:style-name="ce364" office:value-type="float" office:value="2" calcext:value-type="float" table:number-columns-spanned="2" table:number-rows-spanned="1">
            <text:p>2</text:p>
          </table:table-cell>
          <table:covered-table-cell table:style-name="ce364"/>
          <table:table-cell table:style-name="ce364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364"/>
          <table:table-cell table:style-name="ce364" office:value-type="float" office:value="0" calcext:value-type="float">
            <text:p>0</text:p>
          </table:table-cell>
          <table:table-cell table:style-name="ce364" office:value-type="float" office:value="1" calcext:value-type="float">
            <text:p>1</text:p>
          </table:table-cell>
          <table:table-cell table:style-name="ce364" office:value-type="float" office:value="0" calcext:value-type="float">
            <text:p>0</text:p>
          </table:table-cell>
          <table:table-cell table:style-name="ce364" table:number-columns-spanned="2" table:number-rows-spanned="1"/>
          <table:covered-table-cell table:style-name="ce364"/>
          <table:table-cell table:style-name="ce169"/>
          <table:table-cell table:style-name="ce509" table:formula="of:=DEC2HEX((((((((([.C50]*2+[.D50])*2+[.E50])*2+[.F50])*4+[.G50])*32+[.I50])*2+[.N50])*2+[.O50])*2+[.P50])*4+[.Q50];4)" office:value-type="string" office:string-value="0A28" calcext:value-type="string">
            <text:p>0A28</text:p>
          </table:table-cell>
          <table:table-cell table:style-name="ce190"/>
          <table:table-cell table:style-name="ce215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32"/>
          <table:table-cell table:style-name="ce622" table:formula="of:=IF([.F50]=1;&quot;ddd&quot;;DEC2HEX((((((([.G50]*32+[.I50])*2+[.N50])*2+[.O50])*2+[.P50])*4+[.Q50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269" office:value-type="string" calcext:value-type="string" table:number-columns-spanned="12" table:number-rows-spanned="1">
            <text:p>sss</text:p>
          </table:table-cell>
          <table:covered-table-cell table:number-columns-repeated="11" table:style-name="ce774"/>
          <table:table-cell table:style-name="ce343"/>
          <table:table-cell table:style-name="ce420" table:formula="of:=CONCATENATE(&quot;[&quot;;DEC2HEX(([.V50]*2+[.W50])*8+[.X50];2);[.AA50];[.AM50];&quot;]&quot;)" office:value-type="string" office:string-value="[19A28sss]" calcext:value-type="string">
            <text:p>[19A28sss]</text:p>
          </table:table-cell>
          <table:table-cell table:style-name="ce839" office:value-type="string" calcext:value-type="string">
            <text:p>fddd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covered-table-cell table:style-name="ce72"/>
          <table:table-cell table:style-name="ce46" office:value-type="string" calcext:value-type="string">
            <text:p>Datagram Rejected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3" table:style-name="ce293" office:value-type="float" office:value="0" calcext:value-type="float">
            <text:p>0</text:p>
          </table:table-cell>
          <table:table-cell table:style-name="ce293" office:value-type="float" office:value="2" calcext:value-type="float" table:number-columns-spanned="2" table:number-rows-spanned="1">
            <text:p>2</text:p>
          </table:table-cell>
          <table:covered-table-cell table:style-name="ce293"/>
          <table:table-cell table:style-name="ce293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293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293" table:number-columns-spanned="2" table:number-rows-spanned="1"/>
          <table:covered-table-cell table:style-name="ce293"/>
          <table:table-cell table:style-name="ce46"/>
          <table:table-cell table:style-name="ce510" table:formula="of:=DEC2HEX((((((((([.C51]*2+[.D51])*2+[.E51])*2+[.F51])*4+[.G51])*32+[.I51])*2+[.N51])*2+[.O51])*2+[.P51])*4+[.Q51];4)" office:value-type="string" office:string-value="0A48" calcext:value-type="string">
            <text:p>0A48</text:p>
          </table:table-cell>
          <table:table-cell table:style-name="ce190"/>
          <table:table-cell table:style-name="ce21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23" table:formula="of:=IF([.F51]=1;&quot;ddd&quot;;DEC2HEX((((((([.G51]*32+[.I51])*2+[.N51])*2+[.O51])*2+[.P51])*4+[.Q51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270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819" table:formula="of:=CONCATENATE(&quot;[&quot;;DEC2HEX(([.V51]*2+[.W51])*8+[.X51];2);[.AA51];[.AM51];&quot;]&quot;)" office:value-type="string" office:string-value="[19A48sss]" calcext:value-type="string">
            <text:p>[19A48sss]</text:p>
          </table:table-cell>
          <table:table-cell table:style-name="ce362" office:value-type="string" calcext:value-type="string">
            <text:p>fddd, error code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61" office:value-type="string" calcext:value-type="string" table:number-columns-spanned="1" table:number-rows-spanned="5">
            <text:p>Stream</text:p>
          </table:table-cell>
          <table:table-cell table:style-name="ce47" office:value-type="string" calcext:value-type="string">
            <text:p>Stream Initiate Request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354" office:value-type="float" office:value="0" calcext:value-type="float">
            <text:p>0</text:p>
          </table:table-cell>
          <table:table-cell table:style-name="ce354" office:value-type="float" office:value="3" calcext:value-type="float" table:number-columns-spanned="2" table:number-rows-spanned="1">
            <text:p>3</text:p>
          </table:table-cell>
          <table:covered-table-cell table:style-name="ce354"/>
          <table:table-cell table:style-name="ce354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54"/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float" office:value="0" calcext:value-type="float">
            <text:p>0</text:p>
          </table:table-cell>
          <table:table-cell table:style-name="ce354" table:number-columns-spanned="2" table:number-rows-spanned="1"/>
          <table:covered-table-cell table:style-name="ce354"/>
          <table:table-cell table:style-name="ce47"/>
          <table:table-cell table:style-name="ce508" table:formula="of:=DEC2HEX((((((((([.C52]*2+[.D52])*2+[.E52])*2+[.F52])*4+[.G52])*32+[.I52])*2+[.N52])*2+[.O52])*2+[.P52])*4+[.Q52];4)" office:value-type="string" office:string-value="0CC8" calcext:value-type="string">
            <text:p>0CC8</text:p>
          </table:table-cell>
          <table:table-cell table:style-name="ce192"/>
          <table:table-cell table:style-name="ce210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8"/>
          <table:table-cell table:style-name="ce624" table:formula="of:=IF([.F52]=1;&quot;ddd&quot;;DEC2HEX((((((([.G52]*32+[.I52])*2+[.N52])*2+[.O52])*2+[.P52])*4+[.Q52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265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340"/>
          <table:table-cell table:style-name="ce420" table:formula="of:=CONCATENATE(&quot;[&quot;;DEC2HEX(([.V52]*2+[.W52])*8+[.X52];2);[.AA52];[.AM52];&quot;]&quot;)" office:value-type="string" office:string-value="[19CC8sss]" calcext:value-type="string">
            <text:p>[19CC8sss]</text:p>
          </table:table-cell>
          <table:table-cell table:style-name="ce360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Initiate Reply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3]*2+[.D53])*2+[.E53])*2+[.F53])*4+[.G53])*32+[.I53])*2+[.N53])*2+[.O53])*2+[.P53])*4+[.Q53];4)" office:value-type="string" office:string-value="0868" calcext:value-type="string">
            <text:p>086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25" table:formula="of:=IF([.F53]=1;&quot;ddd&quot;;DEC2HEX((((((([.G53]*32+[.I53])*2+[.N53])*2+[.O53])*2+[.P53])*4+[.Q53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3]*2+[.W53])*8+[.X53];2);[.AA53];[.AM53];&quot;]&quot;)" office:value-type="string" office:string-value="[19868sss]" calcext:value-type="string">
            <text:p>[19868sss]</text:p>
          </table:table-cell>
          <table:table-cell table:style-name="ce361" office:value-type="string" calcext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Send</text:p>
            <draw:line table:end-cell-address="Headers.B64" table:end-x="3.644cm" table:end-y="0.218cm" draw:z-index="10" draw:style-name="gr6" draw:text-style-name="P2" svg:x1="3.644cm" svg:y1="0.172cm" svg:x2="2.556cm" svg:y2="4.43cm">
              <text:p/>
            </draw:line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248"/>
          <table:table-cell table:style-name="ce248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4]*2+[.D54])*2+[.E54])*2+[.F54])*4+[.G54])*32+[.I54])*2+[.N54])*2+[.O54])*2+[.P54])*4+[.Q54];4)" office:value-type="string" office:string-value="1F88" calcext:value-type="string">
            <text:p>1F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00"/>
          <table:table-cell table:style-name="ce626" table:formula="of:=IF([.F54]=1;&quot;ddd&quot;;DEC2HEX((((((([.G54]*32+[.I54])*2+[.N54])*2+[.O54])*2+[.P54])*4+[.Q5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4]*2+[.W54])*8+[.X54];2);[.AA54];[.AM54];&quot;]&quot;)" office:value-type="string" office:string-value="[1Fdddsss]" calcext:value-type="string">
            <text:p>[1Fdddsss]</text:p>
          </table:table-cell>
          <table:table-cell table:style-name="ce361" office:value-type="string" calcext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 calcext:value-type="string">
            <text:p>Stream Data Proceed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248" office:value-type="float" office:value="0" calcext:value-type="float">
            <text:p>0</text:p>
          </table:table-cell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248"/>
          <table:table-cell table:style-name="ce248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48"/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48" table:number-columns-spanned="2" table:number-rows-spanned="1"/>
          <table:covered-table-cell table:style-name="ce248"/>
          <table:table-cell table:style-name="ce48"/>
          <table:table-cell table:style-name="ce509" table:formula="of:=DEC2HEX((((((((([.C55]*2+[.D55])*2+[.E55])*2+[.F55])*4+[.G55])*32+[.I55])*2+[.N55])*2+[.O55])*2+[.P55])*4+[.Q55];4)" office:value-type="string" office:string-value="0888" calcext:value-type="string">
            <text:p>0888</text:p>
          </table:table-cell>
          <table:table-cell table:style-name="ce192"/>
          <table:table-cell table:style-name="ce21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0"/>
          <table:table-cell table:style-name="ce627" table:formula="of:=IF([.F55]=1;&quot;ddd&quot;;DEC2HEX((((((([.G55]*32+[.I55])*2+[.N55])*2+[.O55])*2+[.P55])*4+[.Q55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261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336"/>
          <table:table-cell table:style-name="ce420" table:formula="of:=CONCATENATE(&quot;[&quot;;DEC2HEX(([.V55]*2+[.W55])*8+[.X55];2);[.AA55];[.AM55];&quot;]&quot;)" office:value-type="string" office:string-value="[19888sss]" calcext:value-type="string">
            <text:p>[19888sss]</text:p>
          </table:table-cell>
          <table:table-cell table:style-name="ce361" office:value-type="string" calcext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 calcext:value-type="string">
            <text:p>Stream Data Complete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366" office:value-type="float" office:value="0" calcext:value-type="float">
            <text:p>0</text:p>
          </table:table-cell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66"/>
          <table:table-cell table:style-name="ce366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float" office:value="0" calcext:value-type="float">
            <text:p>0</text:p>
          </table:table-cell>
          <table:table-cell table:style-name="ce366" table:number-columns-spanned="2" table:number-rows-spanned="1"/>
          <table:covered-table-cell table:style-name="ce366"/>
          <table:table-cell table:style-name="ce49"/>
          <table:table-cell table:style-name="ce500" table:formula="of:=DEC2HEX((((((((([.C56]*2+[.D56])*2+[.E56])*2+[.F56])*4+[.G56])*32+[.I56])*2+[.N56])*2+[.O56])*2+[.P56])*4+[.Q56];4)" office:value-type="string" office:string-value="08A8" calcext:value-type="string">
            <text:p>08A8</text:p>
          </table:table-cell>
          <table:table-cell table:style-name="ce192"/>
          <table:table-cell table:style-name="ce218" office:value-type="float" office:value="1" calcext:value-type="float">
            <text:p>1</text:p>
          </table:table-cell>
          <table:table-cell table:style-name="ce606" office:value-type="float" office:value="1" calcext:value-type="float">
            <text:p>1</text:p>
          </table:table-cell>
          <table:table-cell table:style-name="ce60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28" table:formula="of:=IF([.F56]=1;&quot;ddd&quot;;DEC2HEX((((((([.G56]*32+[.I56])*2+[.N56])*2+[.O56])*2+[.P56])*4+[.Q56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2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337"/>
          <table:table-cell table:style-name="ce420" table:formula="of:=CONCATENATE(&quot;[&quot;;DEC2HEX(([.V56]*2+[.W56])*8+[.X56];2);[.AA56];[.AM56];&quot;]&quot;)" office:value-type="string" office:string-value="[198A8sss]" calcext:value-type="string">
            <text:p>[198A8sss]</text:p>
            <draw:ellipse table:end-cell-address="Headers.BA57" table:end-x="0.736cm" table:end-y="0.088cm" draw:z-index="8" draw:style-name="gr7" draw:text-style-name="P3" svg:width="0.783cm" svg:height="0.519cm" svg:x="2.013cm" svg:y="0.021cm">
              <text:p/>
            </draw:ellipse>
          </table:table-cell>
          <table:table-cell table:style-name="ce362" office:value-type="string" calcext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 calcext:value-type="string">
            <text:p>Extra</text:p>
          </table:table-cell>
          <table:table-cell table:style-name="ce50" office:value-type="string" calcext:value-type="string">
            <text:p>Node number Allocate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90" office:value-type="float" office:value="1" calcext:value-type="float">
            <text:p>1</text:p>
          </table:table-cell>
          <table:table-cell table:style-name="ce290" office:value-type="float" office:value="0" calcext:value-type="float">
            <text:p>0</text:p>
          </table:table-cell>
          <table:table-cell table:style-name="ce29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number-columns-repeated="3" table:style-name="ce290" office:value-type="float" office:value="0" calcext:value-type="float">
            <text:p>0</text:p>
          </table:table-cell>
          <table:table-cell table:style-name="ce290" table:number-columns-spanned="2" table:number-rows-spanned="1"/>
          <table:covered-table-cell table:style-name="ce299"/>
          <table:table-cell table:style-name="ce50"/>
          <table:table-cell table:style-name="ce508" table:formula="of:=DEC2HEX((((((((([.C57]*2+[.D57])*2+[.E57])*2+[.F57])*4+[.G57])*32+[.I57])*2+[.N57])*2+[.O57])*2+[.P57])*4+[.Q57];4)" office:value-type="string" office:string-value="2000" calcext:value-type="string">
            <text:p>2000</text:p>
          </table:table-cell>
          <table:table-cell table:style-name="ce193"/>
          <table:table-cell table:style-name="ce570" office:value-type="float" office:value="1" calcext:value-type="float">
            <text:p>1</text:p>
          </table:table-cell>
          <table:table-cell table:style-name="ce597" office:value-type="float" office:value="1" calcext:value-type="float">
            <text:p>1</text:p>
          </table:table-cell>
          <table:table-cell table:style-name="ce60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5"/>
          <table:table-cell table:style-name="ce629" table:formula="of:=IF([.F57]=1;&quot;ddd&quot;;DEC2HEX((((((([.G57]*32+[.I57])*2+[.N57])*2+[.O57])*2+[.P57])*4+[.Q57]));3))" office:value-type="string" office:string-value="000" calcext:value-type="string" table:number-columns-spanned="12" table:number-rows-spanned="1">
            <text:p>000</text:p>
          </table:table-cell>
          <table:covered-table-cell table:number-columns-repeated="11" table:style-name="ce653"/>
          <table:table-cell table:style-name="ce675" office:value-type="string" calcext:value-type="string" table:number-columns-spanned="12" table:number-rows-spanned="1">
            <text:p>sss</text:p>
          </table:table-cell>
          <table:covered-table-cell table:number-columns-repeated="11" table:style-name="ce299"/>
          <table:table-cell table:style-name="ce346"/>
          <table:table-cell table:style-name="ce820" table:formula="of:=CONCATENATE(&quot;[&quot;;DEC2HEX(([.V57]*2+[.W57])*8+[.X57];2);[.AA57];[.AM57];&quot;]&quot;)" office:value-type="string" office:string-value="[19000sss]" calcext:value-type="string">
            <text:p>[19000sss]</text:p>
            <draw:line table:end-cell-address="Headers.BA64" table:end-x="0.1cm" table:end-y="0.352cm" draw:z-index="0" draw:style-name="gr8" draw:text-style-name="P2" svg:x1="1.153cm" svg:y1="3.209cm" svg:x2="2.16cm" svg:y2="0.015cm">
              <text:p/>
            </draw:line>
          </table:table-cell>
          <table:table-cell table:style-name="ce840" office:value-type="string" calcext:value-type="string">
            <text:p>not carried on CAN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46" office:value-type="string" calcext:value-type="string">
            <text:p>No Filtering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29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293" office:value-type="float" office:value="0" calcext:value-type="float">
            <text:p>0</text:p>
          </table:table-cell>
          <table:table-cell table:style-name="ce293" table:number-columns-spanned="2" table:number-rows-spanned="1"/>
          <table:covered-table-cell table:style-name="ce127"/>
          <table:table-cell table:style-name="ce46"/>
          <table:table-cell table:style-name="ce510" table:formula="of:=DEC2HEX((((((((([.C58]*2+[.D58])*2+[.E58])*2+[.F58])*4+[.G58])*32+[.I58])*2+[.N58])*2+[.O58])*2+[.P58])*4+[.Q58];4)" office:value-type="string" office:string-value="2020" calcext:value-type="string">
            <text:p>2020</text:p>
          </table:table-cell>
          <table:table-cell table:style-name="ce46"/>
          <table:table-cell table:style-name="ce571" office:value-type="float" office:value="1" calcext:value-type="float">
            <text:p>1</text:p>
          </table:table-cell>
          <table:table-cell table:style-name="ce598" office:value-type="float" office:value="1" calcext:value-type="float">
            <text:p>1</text:p>
          </table:table-cell>
          <table:table-cell table:style-name="ce60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30" table:formula="of:=IF([.F58]=1;&quot;ddd&quot;;DEC2HEX((((((([.G58]*32+[.I58])*2+[.N58])*2+[.O58])*2+[.P58])*4+[.Q58]));3))" office:value-type="string" office:string-value="020" calcext:value-type="string" table:number-columns-spanned="12" table:number-rows-spanned="1">
            <text:p>020</text:p>
          </table:table-cell>
          <table:covered-table-cell table:number-columns-repeated="11" table:style-name="ce654"/>
          <table:table-cell table:style-name="ce676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820" table:formula="of:=CONCATENATE(&quot;[&quot;;DEC2HEX(([.V58]*2+[.W58])*8+[.X58];2);[.AA58];[.AM58];&quot;]&quot;)" office:value-type="string" office:string-value="[19020sss]" calcext:value-type="string">
            <text:p>[19020sss]</text:p>
          </table:table-cell>
          <table:table-cell table:style-name="ce841" office:value-type="string" calcext:value-type="string">
            <text:p>(Still under discussion)</text:p>
          </table:table-cell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5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/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1">
          <table:table-cell table:style-name="ce18"/>
          <table:table-cell table:style-name="ce50" office:value-type="string" calcext:value-type="string">
            <text:p>Reserved for MTI Expansion</text:p>
          </table:table-cell>
          <table:table-cell table:style-name="ce290" table:number-columns-repeated="4"/>
          <table:table-cell table:style-name="ce290" office:value-type="float" office:value="3" calcext:value-type="float" table:number-columns-spanned="2" table:number-rows-spanned="1">
            <text:p>3</text:p>
            <draw:line table:end-cell-address="Headers.G68" table:end-x="0.406cm" table:end-y="0.194cm" draw:z-index="7" draw:style-name="gr9" draw:text-style-name="P2" svg:x1="0.406cm" svg:y1="0.437cm" svg:x2="0.127cm" svg:y2="2.43cm">
              <text:p/>
            </draw:line>
          </table:table-cell>
          <table:covered-table-cell table:style-name="ce299"/>
          <table:table-cell table:style-name="ce29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90" table:number-columns-repeated="4"/>
          <table:table-cell table:style-name="ce301"/>
          <table:table-cell table:style-name="ce50"/>
          <table:table-cell table:style-name="ce526">
            <draw:line table:end-cell-address="Headers.T66" table:end-x="0.649cm" table:end-y="0.2cm" draw:z-index="5" draw:style-name="gr6" draw:text-style-name="P2" svg:x1="0.331cm" svg:y1="0.243cm" svg:x2="0.649cm" svg:y2="1.646cm">
              <text:p/>
            </draw:line>
          </table:table-cell>
          <table:table-cell table:style-name="ce193"/>
          <table:table-cell table:style-name="ce570"/>
          <table:table-cell table:style-name="ce597"/>
          <table:table-cell table:style-name="ce604"/>
          <table:table-cell table:style-name="ce246" table:number-columns-repeated="2"/>
          <table:table-cell table:style-name="ce631"/>
          <table:table-cell table:style-name="ce655" table:number-columns-repeated="11"/>
          <table:table-cell table:style-name="ce677"/>
          <table:table-cell table:style-name="ce301" table:number-columns-repeated="11"/>
          <table:table-cell table:style-name="ce346"/>
          <table:table-cell table:style-name="ce721"/>
          <table:table-cell table:style-name="ce377"/>
          <table:table-cell table:style-name="ce382" table:number-columns-repeated="969"/>
          <table:table-cell table:style-name="ce774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367" table:number-columns-repeated="3"/>
          <table:table-cell table:style-name="ce367" table:number-columns-spanned="2" table:number-rows-spanned="1"/>
          <table:covered-table-cell table:style-name="ce367"/>
          <table:table-cell table:style-name="ce367" table:number-columns-spanned="5" table:number-rows-spanned="1"/>
          <table:covered-table-cell table:number-columns-repeated="4" table:style-name="ce367"/>
          <table:table-cell table:style-name="ce367" table:number-columns-repeated="3"/>
          <table:table-cell table:style-name="ce367" table:number-columns-spanned="2" table:number-rows-spanned="1"/>
          <table:covered-table-cell table:style-name="ce367"/>
          <table:table-cell table:style-name="ce147"/>
          <table:table-cell table:style-name="ce176"/>
          <table:table-cell table:style-name="ce194"/>
          <table:table-cell table:style-name="ce221"/>
          <table:table-cell table:style-name="ce644"/>
          <table:table-cell table:style-name="ce644" table:number-columns-spanned="3" table:number-rows-spanned="1"/>
          <table:covered-table-cell table:number-columns-repeated="2" table:style-name="ce644"/>
          <table:table-cell table:style-name="ce644" table:number-columns-spanned="12" table:number-rows-spanned="1"/>
          <table:covered-table-cell table:number-columns-repeated="11" table:style-name="ce302"/>
          <table:table-cell table:style-name="ce644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5">
          <table:table-cell table:number-columns-repeated="2"/>
          <table:table-cell>
            <draw:custom-shape table:end-cell-address="Headers.C88" table:end-x="0.215cm" table:end-y="0.086cm" draw:z-index="3" draw:style-name="gr10" draw:text-style-name="P3" svg:width="0.189cm" svg:height="7.94cm" draw:transform="rotate (1.5707963267949) translate (0.026cm 0.33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6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5">
          <table:table-cell table:style-name="ce20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7"/>
          <table:table-cell>
            <draw:line table:end-cell-address="Headers.L75" table:end-x="0.152cm" table:end-y="0.127cm" draw:z-index="4" draw:style-name="gr9" draw:text-style-name="P2" svg:x1="1.019cm" svg:y1="0.066cm" svg:x2="0.228cm" svg:y2="3.655cm">
              <text:p/>
            </draw:line>
          </table:table-cell>
          <table:table-cell table:number-columns-repeated="9"/>
          <table:table-cell table:style-name="ce25"/>
          <table:table-cell>
            <draw:custom-shape table:end-cell-address="Headers.V97" table:end-x="0.27cm" table:end-y="0.167cm" draw:z-index="1" draw:style-name="gr11" draw:text-style-name="P3" svg:width="0.288cm" svg:height="12.002cm" draw:transform="rotate (1.5707963267949) translate (0.188cm 0.019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5"/>
          <table:table-cell table:style-name="Default"/>
          <table:table-cell table:number-columns-repeated="8"/>
          <table:table-cell>
            <draw:line table:end-cell-address="Headers.AL71" table:end-x="0.299cm" table:end-y="0.233cm" draw:z-index="2" draw:style-name="gr9" draw:text-style-name="P2" svg:x1="0.228cm" svg:y1="0.116cm" svg:x2="1.124cm" svg:y2="2.519cm">
              <text:p/>
            </draw:line>
          </table:table-cell>
          <table:table-cell table:number-columns-repeated="10"/>
          <table:table-cell table:style-name="ce327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63"/>
          <table:table-cell table:style-name="ce372"/>
          <table:table-cell table:style-name="ce758" office:value-type="string" calcext:value-type="string">
            <text:p>Frame</text:p>
          </table:table-cell>
          <table:table-cell table:number-columns-repeated="972"/>
        </table:table-row>
        <table:table-row table:style-name="ro5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number-columns-repeated="2" table:style-name="ce565" office:value-type="float" office:value="0" calcext:value-type="float">
            <text:p>0</text:p>
          </table:table-cell>
          <table:table-cell table:style-name="ce305"/>
          <table:table-cell table:style-name="ce740" office:value-type="string" calcext:value-type="string">
            <text:p>Only</text:p>
          </table:table-cell>
          <table:table-cell table:number-columns-repeated="972"/>
        </table:table-row>
        <table:table-row table:style-name="ro5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0" calcext:value-type="float">
            <text:p>0</text:p>
          </table:table-cell>
          <table:table-cell table:style-name="ce565" office:value-type="float" office:value="1" calcext:value-type="float">
            <text:p>1</text:p>
          </table:table-cell>
          <table:table-cell table:style-name="ce305"/>
          <table:table-cell table:style-name="ce740" office:value-type="string" calcext:value-type="string">
            <text:p>First</text:p>
          </table:table-cell>
          <table:table-cell table:number-columns-repeated="972"/>
        </table:table-row>
        <table:table-row table:style-name="ro5">
          <table:table-cell/>
          <table:table-cell table:style-name="ce53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3"/>
          <table:covered-table-cell table:style-name="ce73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305"/>
          <table:table-cell table:style-name="ce740" office:value-type="string" calcext:value-type="string">
            <text:p>Last</text:p>
          </table:table-cell>
          <table:table-cell table:number-columns-repeated="972"/>
        </table:table-row>
        <table:table-row table:style-name="ro5">
          <table:table-cell table:style-name="Default"/>
          <table:table-cell table:style-name="ce219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224" office:value-type="string" calcext:value-type="string" table:number-columns-spanned="3" table:number-rows-spanned="1">
            <text:p>Priority</text:p>
          </table:table-cell>
          <table:covered-table-cell table:style-name="ce372"/>
          <table:covered-table-cell table:style-name="ce224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6"/>
          <table:covered-table-cell table:style-name="ce454"/>
          <table:covered-table-cell table:style-name="ce25"/>
          <table:covered-table-cell table:style-name="ce454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66" office:value-type="string" calcext:value-type="string">
            <text:p>r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306"/>
          <table:table-cell table:style-name="ce741" office:value-type="string" calcext:value-type="string">
            <text:p>Middle</text:p>
          </table:table-cell>
          <table:table-cell table:number-columns-repeated="972"/>
        </table:table-row>
        <table:table-row table:style-name="ro6">
          <table:table-cell table:style-name="Default"/>
          <table:table-cell table:style-name="ce55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calcext:value-type="float" table:number-columns-spanned="3" table:number-rows-spanned="1">
            <text:p>0</text:p>
          </table:table-cell>
          <table:covered-table-cell table:style-name="ce121">
            <draw:custom-shape table:end-cell-address="Headers.G72" table:end-x="0.245cm" table:end-y="0.204cm" draw:z-index="6" draw:style-name="gr12" draw:text-style-name="P3" svg:width="0.064cm" svg:height="0.824cm" draw:transform="rotate (1.5707963267949) translate (0.181cm 0.001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6">
          <table:table-cell table:style-name="Default"/>
          <table:table-cell table:style-name="ce56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3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6">
          <table:table-cell table:style-name="Default"/>
          <table:table-cell table:style-name="ce56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219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563" office:value-type="string" calcext:value-type="string">
            <text:p>R</text:p>
          </table:table-cell>
          <table:table-cell table:style-name="ce563" office:value-type="string" calcext:value-type="string" table:number-columns-spanned="3" table:number-rows-spanned="1">
            <text:p>Type</text:p>
          </table:table-cell>
          <table:covered-table-cell table:number-columns-repeated="2" table:style-name="ce563"/>
          <table:table-cell table:style-name="ce563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63"/>
          <table:table-cell table:style-name="ce758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6">
          <table:table-cell table:style-name="Default"/>
          <table:table-cell table:style-name="ce57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564" office:value-type="float" office:value="1" calcext:value-type="float">
            <text:p>1</text:p>
          </table:table-cell>
          <table:table-cell table:style-name="ce56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64"/>
          <table:table-cell table:style-name="ce564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4"/>
          <table:table-cell table:style-name="ce312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6">
          <table:table-cell table:style-name="Default" table:number-columns-repeated="14"/>
          <table:table-cell/>
          <table:table-cell table:style-name="ce135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1" office:value-type="string" calcext:value-type="string" table:number-columns-spanned="2" table:number-rows-spanned="1">
            <text:p>Bit Descriptions</text:p>
          </table:table-cell>
          <table:covered-table-cell/>
          <table:table-cell table:number-columns-repeated="13"/>
          <table:table-cell table:style-name="ce135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8" office:value-type="string" calcext:value-type="string">
            <text:p>Full-MTI bit</text:p>
          </table:table-cell>
          <table:table-cell table:style-name="ce224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303"/>
          <table:covered-table-cell table:style-name="ce132"/>
          <table:table-cell/>
          <table:table-cell table:style-name="ce135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string" calcext:value-type="string">
            <text:p>14-15</text:p>
          </table:table-cell>
          <table:table-cell table:style-name="ce225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float" office:value="13" calcext:value-type="float">
            <text:p>13</text:p>
          </table:table-cell>
          <table:table-cell table:style-name="ce225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305"/>
          <table:covered-table-cell table:style-name="ce225"/>
          <table:table-cell/>
          <table:table-cell table:style-name="ce135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2" office:value-type="float" office:value="12" calcext:value-type="float">
            <text:p>12</text:p>
          </table:table-cell>
          <table:table-cell table:style-name="ce225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305"/>
          <table:covered-table-cell table:style-name="ce225"/>
          <table:table-cell/>
          <table:table-cell table:style-name="ce135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37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3" office:value-type="string" calcext:value-type="string">
            <text:p>10-11</text:p>
          </table:table-cell>
          <table:table-cell table:style-name="ce225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305"/>
          <table:covered-table-cell table:style-name="ce225"/>
          <table:table-cell table:style-name="ce96"/>
          <table:table-cell table:style-name="ce135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46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5"/>
          <table:table-cell table:style-name="ce740" office:value-type="string" calcext:value-type="string" table:number-columns-spanned="12" table:number-rows-spanned="1">
            <text:p>sss</text:p>
          </table:table-cell>
          <table:covered-table-cell table:number-columns-repeated="10" table:style-name="ce737"/>
          <table:covered-table-cell table:style-name="ce332"/>
          <table:table-cell table:number-columns-repeated="974"/>
        </table:table-row>
        <table:table-row table:style-name="ro6">
          <table:table-cell table:style-name="ce23" office:value-type="string" calcext:value-type="string">
            <text:p>5-9</text:p>
          </table:table-cell>
          <table:table-cell table:style-name="ce225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305"/>
          <table:covered-table-cell table:style-name="ce225"/>
          <table:table-cell table:style-name="ce96"/>
          <table:table-cell table:style-name="ce136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28"/>
          <table:table-cell table:number-columns-repeated="2" table:style-name="ce566" office:value-type="float" office:value="1" calcext:value-type="float">
            <text:p>1</text:p>
          </table:table-cell>
          <table:table-cell table:style-name="ce56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66"/>
          <table:table-cell table:style-name="ce260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6"/>
          <table:table-cell table:style-name="ce741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5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table-cell table:style-name="ce178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735"/>
          <table:table-cell table:number-columns-repeated="989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5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covered-table-cell table:style-name="ce179"/>
          <table:covered-table-cell table:style-name="ce446"/>
          <table:table-cell table:style-name="ce228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65"/>
          <table:covered-table-cell table:style-name="ce740"/>
          <table:table-cell table:number-columns-repeated="989"/>
        </table:table-row>
        <table:table-row table:style-name="ro6">
          <table:table-cell table:style-name="ce22" office:value-type="float" office:value="2" calcext:value-type="float">
            <text:p>2</text:p>
          </table:table-cell>
          <table:table-cell table:style-name="ce225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305"/>
          <table:covered-table-cell table:style-name="ce225"/>
          <table:table-cell table:style-name="ce96" table:number-columns-repeated="4"/>
          <table:table-cell/>
          <table:covered-table-cell table:style-name="ce179"/>
          <table:covered-table-cell table:style-name="ce446"/>
          <table:table-cell table:style-name="ce228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65"/>
          <table:covered-table-cell table:style-name="ce740"/>
          <table:table-cell table:number-columns-repeated="989"/>
        </table:table-row>
        <table:table-row table:style-name="ro6">
          <table:table-cell table:style-name="ce24" office:value-type="string" calcext:value-type="string">
            <text:p>0-1</text:p>
          </table:table-cell>
          <table:table-cell table:style-name="ce226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306"/>
          <table:covered-table-cell table:style-name="ce226"/>
          <table:table-cell table:style-name="ce96" table:number-columns-repeated="4"/>
          <table:table-cell/>
          <table:covered-table-cell table:style-name="ce180"/>
          <table:covered-table-cell table:style-name="ce528"/>
          <table:table-cell table:style-name="ce229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66"/>
          <table:covered-table-cell table:style-name="ce741"/>
          <table:table-cell table:number-columns-repeated="989"/>
        </table:table-row>
        <table:table-row table:style-name="ro5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2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eaders.T57:Headers.T62 Headers.T7:Headers.T55">
            <calcext:condition calcext:apply-style-name="red" calcext:value="formula-is(COUNTIF([.$T$7:.$T$50]; [.T7]) &gt; 1)" calcext:base-cell-address="Headers.T7"/>
          </calcext:conditional-format>
          <calcext:conditional-format calcext:target-range-address="Headers.T56:Headers.T56">
            <calcext:condition calcext:apply-style-name="red" calcext:value="formula-is(COUNTIF([.$T$7:.$T$50]; [.T56]) &gt; 1)" calcext:base-cell-address="Headers.T56"/>
          </calcext:conditional-format>
          <calcext:conditional-format calcext:target-range-address="Headers.V57:Headers.V62">
            <calcext:condition calcext:apply-style-name="crossed out" calcext:value="formula-is([.E57]=1)" calcext:base-cell-address="Headers.V57"/>
          </calcext:conditional-format>
          <calcext:conditional-format calcext:target-range-address="Headers.W57:Headers.W62">
            <calcext:condition calcext:apply-style-name="crossed out" calcext:value="formula-is([.E57]=1)" calcext:base-cell-address="Headers.W57"/>
          </calcext:conditional-format>
          <calcext:conditional-format calcext:target-range-address="Headers.X57:Headers.X62">
            <calcext:condition calcext:apply-style-name="crossed out" calcext:value="formula-is([.E57]=1)" calcext:base-cell-address="Headers.X57"/>
          </calcext:conditional-format>
          <calcext:conditional-format calcext:target-range-address="Headers.AA34:Headers.AA44 Headers.AA57:Headers.AL62 Headers.AB34:Headers.AL36 Headers.AB38:Headers.AL44 Headers.AA7:Headers.AL33">
            <calcext:condition calcext:apply-style-name="crossed out" calcext:value="formula-is([.E7]=1)" calcext:base-cell-address="Headers.AA7"/>
            <calcext:condition calcext:apply-style-name="red" calcext:value="formula-is(COUNTIF([.$T$7:.$T$50]; [.T50]) &gt; 1)" calcext:base-cell-address="Headers.AA7"/>
          </calcext:conditional-format>
          <calcext:conditional-format calcext:target-range-address="Headers.AA50:Headers.AA50">
            <calcext:condition calcext:apply-style-name="red" calcext:value="formula-is(COUNTIF([.$T$7:.$T$50]; [.T54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50]; [.T55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A52:Headers.AA52">
            <calcext:condition calcext:apply-style-name="red" calcext:value="formula-is(COUNTIF([.$T$7:.$T$50]; [.T56]) &gt; 1)" calcext:base-cell-address="Headers.AA52"/>
            <calcext:condition calcext:apply-style-name="crossed out" calcext:value="formula-is([.E52]=1)" calcext:base-cell-address="Headers.AA52"/>
          </calcext:conditional-format>
          <calcext:conditional-format calcext:target-range-address="Headers.AA53:Headers.AA53">
            <calcext:condition calcext:apply-style-name="red" calcext:value="formula-is(COUNTIF([.$T$7:.$T$50]; [.T57]) &gt; 1)" calcext:base-cell-address="Headers.AA53"/>
            <calcext:condition calcext:apply-style-name="crossed out" calcext:value="formula-is([.E53]=1)" calcext:base-cell-address="Headers.AA53"/>
          </calcext:conditional-format>
          <calcext:conditional-format calcext:target-range-address="Headers.AA54:Headers.AA54">
            <calcext:condition calcext:apply-style-name="red" calcext:value="formula-is(COUNTIF([.$T$7:.$T$50]; [.T58]) &gt; 1)" calcext:base-cell-address="Headers.AA54"/>
          </calcext:conditional-format>
          <calcext:conditional-format calcext:target-range-address="Headers.AA55:Headers.AA55">
            <calcext:condition calcext:apply-style-name="red" calcext:value="formula-is(COUNTIF([.$T$7:.$T$50]; [.T59]) &gt; 1)" calcext:base-cell-address="Headers.AA55"/>
            <calcext:condition calcext:apply-style-name="crossed out" calcext:value="formula-is([.E55]=1)" calcext:base-cell-address="Headers.AA55"/>
          </calcext:conditional-format>
          <calcext:conditional-format calcext:target-range-address="Headers.AA56:Headers.AA56">
            <calcext:condition calcext:apply-style-name="red" calcext:value="formula-is(COUNTIF([.$T$7:.$T$50]; [.T60]) &gt; 1)" calcext:base-cell-address="Headers.AA56"/>
            <calcext:condition calcext:apply-style-name="crossed out" calcext:value="formula-is([.E56]=1)" calcext:base-cell-address="Headers.AA56"/>
          </calcext:conditional-format>
          <calcext:conditional-format calcext:target-range-address="Headers.AB50:Headers.AL50 Headers.AB54:Headers.AL56">
            <calcext:condition calcext:apply-style-name="red" calcext:value="formula-is(COUNTIF([.$T$7:.$T$50]; [.U54]) &gt; 1)" calcext:base-cell-address="Headers.AB50"/>
            <calcext:condition calcext:apply-style-name="crossed out" calcext:value="formula-is([.F10]=1)" calcext:base-cell-address="Headers.AB50"/>
          </calcext:conditional-format>
          <calcext:conditional-format calcext:target-range-address="Headers.AB51:Headers.AL53">
            <calcext:condition calcext:apply-style-name="red" calcext:value="formula-is(COUNTIF([.$T$7:.$T$50]; [.U55]) &gt; 1)" calcext:base-cell-address="Headers.AB51"/>
            <calcext:condition calcext:apply-style-name="crossed out" calcext:value="formula-is([.F48]=1)" calcext:base-cell-address="Headers.AB51"/>
          </calcext:conditional-format>
          <calcext:conditional-format calcext:target-range-address="Headers.AM57:Headers.AM62">
            <calcext:condition calcext:apply-style-name="crossed out" calcext:value="formula-is([.E57]=1)" calcext:base-cell-address="Headers.AM57"/>
          </calcext:conditional-format>
          <calcext:conditional-format calcext:target-range-address="Headers.AZ57:Headers.AZ62">
            <calcext:condition calcext:apply-style-name="crossed out" calcext:value="formula-is([.E57]=1)" calcext:base-cell-address="Headers.AZ57"/>
          </calcext:conditional-format>
          <calcext:conditional-format calcext:target-range-address="Headers.BA58:Headers.BA58">
            <calcext:condition calcext:apply-style-name="crossed out" calcext:value="formula-is([.E57]=1)" calcext:base-cell-address="Headers.BA58"/>
          </calcext:conditional-format>
        </calcext:conditional-formats>
      </table:table>
      <table:table table:name="Full-CAN" table:style-name="ta1" table:print="false">
        <table:table-column table:style-name="co1" table:default-cell-style-name="ce1"/>
        <table:table-column table:style-name="co12" table:default-cell-style-name="ce106"/>
        <table:table-column table:style-name="co13" table:default-cell-style-name="ce181"/>
        <table:table-column table:style-name="co14" table:default-cell-style-name="ce181"/>
        <table:table-column table:style-name="co15" table:default-cell-style-name="ce936"/>
        <table:table-column table:style-name="co10" table:default-cell-style-name="ce936"/>
        <table:table-column table:style-name="co16" table:default-cell-style-name="ce936"/>
        <table:table-column table:style-name="co10" table:number-columns-repeated="1017" table:default-cell-style-name="ce936"/>
        <table:table-row table:style-name="ro1">
          <table:table-cell/>
          <table:table-cell table:style-name="ce25" table:formula="of:=NOW()" office:value-type="float" office:value="45250.3664377546" calcext:value-type="float">
            <text:p>45250.37</text:p>
          </table:table-cell>
          <table:table-cell table:style-name="ce910" table:number-columns-repeated="2"/>
          <table:table-cell table:style-name="ce928"/>
          <table:table-cell table:style-name="ce939"/>
          <table:table-cell table:style-name="ce938"/>
          <table:table-cell table:number-columns-repeated="1017"/>
        </table:table-row>
        <table:table-row table:style-name="ro1">
          <table:table-cell table:number-columns-repeated="2"/>
          <table:table-cell table:style-name="ce910" table:number-columns-repeated="2"/>
          <table:table-cell table:style-name="ce928"/>
          <table:table-cell table:style-name="ce448"/>
          <table:table-cell table:style-name="ce938"/>
          <table:table-cell table:number-columns-repeated="1017"/>
        </table:table-row>
        <table:table-row table:style-name="ro7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8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6" draw:text-style-name="P7" svg:width="8.07cm" svg:height="2.176cm" svg:x="7.622cm" svg:y="1.869cm" draw:caption-point-x="-0.583cm" draw:caption-point-y="1.549cm">
              <dc:creator>P</dc:creator>
              <dc:date>2011-08-10T00:00:00</dc:date>
              <text:p text:style-name="P6"><text:span text:style-name="T2">Report that this node has completed its initialization processing, and is ready to respond to normal traffic. <text:s/></text:span><text:span text:style-name="T2"><text:line-break/></text:span><text:span text:style-name="T2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office:annotation draw:style-name="gr17" draw:text-style-name="P7" svg:width="8.708cm" svg:height="2.571cm" svg:x="7.622cm" svg:y="2.318cm" draw:caption-point-x="-0.583cm" draw:caption-point-y="1.551cm">
              <dc:creator>P</dc:creator>
              <dc:date>2012-06-26T00:00:00</dc:date>
              <text:p text:style-name="P6"><text:span text:style-name="T2">This is a </text:span><text:span text:style-name="T3">directed</text:span><text:span text:style-name="T2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office:annotation draw:style-name="gr17" draw:text-style-name="P7" svg:width="8.441cm" svg:height="2.571cm" svg:x="7.533cm" svg:y="2.828cm" draw:caption-point-x="-0.494cm" draw:caption-point-y="1.493cm">
              <dc:creator>P</dc:creator>
              <dc:date>2012-06-26T00:00:00</dc:date>
              <text:p text:style-name="P6"><text:span text:style-name="T2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883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18" draw:text-style-name="P7" svg:width="10.352cm" svg:height="2.966cm" svg:x="7.622cm" svg:y="5.919cm" draw:caption-point-x="-0.583cm" draw:caption-point-y="1.563cm">
              <dc:creator>P</dc:creator>
              <dc:date>2011-08-10T00:00:00</dc:date>
              <text:p text:style-name="P6"><text:span text:style-name="T2">Reports that this node consumes a range of event#s. <text:s/></text:span><text:span text:style-name="T2"><text:line-break/></text:span><text:span text:style-name="T2">The low-order don't care bits are either all ones or all zeros depending on the first fixed higher-order bit. <text:s/></text:span><text:span text:style-name="T2"><text:line-break/></text:span><text:span text:style-name="T2">Eg: (...100000) means (...1xxxxx) </text:span><text:span text:style-name="T2"><text:line-break/></text:span><text:span text:style-name="T2">and (...011111) means (...0xxxxx), </text:span><text:span text:style-name="T2"><text:line-break/></text:span><text:span text:style-name="T2">where x=don't care. <text:s/></text:span><text:span text:style-name="T2"><text:line-break/></text:span><text:span text:style-name="T2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754cm" svg:height="1.386cm" svg:x="7.622cm" svg:y="6.819cm" draw:caption-point-x="-0.583cm" draw:caption-point-y="1.566cm">
              <dc:creator>P</dc:creator>
              <dc:date>2011-08-10T00:00:00</dc:date>
              <text:p text:style-name="P6"><text:span text:style-name="T2">Reports that the included event# is consumed by this node. Send on start-up after InitComplete. </text:span></text:p>
              <text:p text:style-name="P6"><text:span text:style-name="T2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754cm" svg:height="1.386cm" svg:x="7.622cm" svg:y="7.718cm" draw:caption-point-x="-0.583cm" draw:caption-point-y="1.57cm">
              <dc:creator>P</dc:creator>
              <dc:date>2011-08-10T00:00:00</dc:date>
              <text:p text:style-name="P6"><text:span text:style-name="T2">Reports that the included event# is consumed by this node. Send on start-up after InitComplete. </text:span></text:p>
              <text:p text:style-name="P6"><text:span text:style-name="T2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6" office:value-type="string" calcext:value-type="string">
            <office:annotation draw:style-name="gr18" draw:text-style-name="P7" svg:width="10.175cm" svg:height="2.966cm" svg:x="7.622cm" svg:y="8.618cm" draw:caption-point-x="-0.583cm" draw:caption-point-y="1.573cm">
              <dc:creator>P</dc:creator>
              <dc:date>2011-08-10T00:00:00</dc:date>
              <text:p text:style-name="P6"><text:span text:style-name="T2">Reports that this node produces a range of event#s. <text:s/></text:span><text:span text:style-name="T2"><text:line-break/></text:span><text:span text:style-name="T2">The low-order don't care bits are either all ones or all zeros depending on the first fixed higher-order bit. <text:s/></text:span><text:span text:style-name="T2"><text:line-break/></text:span><text:span text:style-name="T2">Eg: (...100000) means (...1xxxxx) </text:span><text:span text:style-name="T2"><text:line-break/></text:span><text:span text:style-name="T2">and (...011111) means (...0xxxxx), </text:span><text:span text:style-name="T2"><text:line-break/></text:span><text:span text:style-name="T2">where x=don't care. <text:s/></text:span></text:p>
              <text:p text:style-name="P6"><text:span text:style-name="T2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687cm" svg:height="1.386cm" svg:x="7.622cm" svg:y="9.518cm" draw:caption-point-x="-0.583cm" draw:caption-point-y="1.576cm">
              <dc:creator>P</dc:creator>
              <dc:date>2011-08-10T00:00:00</dc:date>
              <text:p text:style-name="P6"><text:span text:style-name="T2">Reports that the included event# is produced by this node. <text:s/></text:span></text:p>
              <text:p text:style-name="P6"><text:span text:style-name="T2">Send at start-up, after intiComplete. <text:s/></text:span><text:span text:style-name="T2"><text:line-break/></text:span><text:span text:style-name="T2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19" draw:text-style-name="P7" svg:width="9.687cm" svg:height="1.386cm" svg:x="7.622cm" svg:y="10.418cm" draw:caption-point-x="-0.583cm" draw:caption-point-y="1.579cm">
              <dc:creator>P</dc:creator>
              <dc:date>2011-08-10T00:00:00</dc:date>
              <text:p text:style-name="P6"><text:span text:style-name="T2">Reports that the included event# is produced by this node. <text:s/></text:span></text:p>
              <text:p text:style-name="P6"><text:span text:style-name="T2">Send at start-up, after intiComplete. <text:s/></text:span><text:span text:style-name="T2"><text:line-break/></text:span><text:span text:style-name="T2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20" draw:text-style-name="P7" svg:width="6.408cm" svg:height="0.991cm" svg:x="7.622cm" svg:y="11.319cm" draw:caption-point-x="-0.583cm" draw:caption-point-y="1.582cm">
              <dc:creator>P</dc:creator>
              <dc:date>2011-08-10T00:00:00</dc:date>
              <text:p text:style-name="P6"><text:span text:style-name="T2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office:annotation draw:style-name="gr20" draw:text-style-name="P7" svg:width="4.347cm" svg:height="0.991cm" svg:x="7.622cm" svg:y="12.219cm" draw:caption-point-x="-0.583cm" draw:caption-point-y="1.585cm">
              <dc:creator>P</dc:creator>
              <dc:date>2011-08-10T00:00:00</dc:date>
              <text:p text:style-name="P6"><text:span text:style-name="T2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float" office:value="0" calcext:value-type="float">
            <text:p>0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5B5sss]" calcext:value-type="string">
            <text:p>[195B5sss]</text:p>
          </table:table-cell>
          <table:table-cell table:style-name="ce459" table:formula="of:=[Headers.BA33]" office:value-type="string" office:string-value="Data (1-8 bytes) " calcext:value-type="string">
            <text:p>Data (1-8 bytes) </text:p>
          </table:table-cell>
          <table:table-cell table:number-columns-repeated="1017"/>
        </table:table-row>
        <table:table-row table:style-name="ro1">
          <table:table-cell table:style-name="ce883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Headers.T38]" office:value-type="string" office:string-value="0820" calcext:value-type="string">
            <text:p>0820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Headers.AZ38]" office:value-type="string" office:string-value="[19820sss]" calcext:value-type="string">
            <text:p>[19820sss]</text:p>
          </table:table-cell>
          <table:table-cell table:style-name="ce460" table:formula="of:=[Headers.BA38]" office:value-type="string" office:string-value="Xpressnet packet" calcext:value-type="string">
            <text:p>Xpressnet packet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43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43]" office:value-type="string" office:string-value="[19DE8sss]" calcext:value-type="string">
            <text:p>[19DE8sss]</text:p>
          </table:table-cell>
          <table:table-cell table:style-name="ce460" table:formula="of:=[Headers.BA4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44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44]" office:value-type="string" office:string-value="[19A08sss]" calcext:value-type="string">
            <text:p>[19A08sss]</text:p>
          </table:table-cell>
          <table:table-cell table:style-name="ce459" table:formula="of:=[Headers.BA44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5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6]" office:value-type="string" office:string-value="[1Adddsss]" calcext:value-type="string">
            <text:p>[1Adddsss]</text:p>
          </table:table-cell>
          <table:table-cell table:style-name="ce459" table:formula="of:=[Headers.BA46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7]" office:value-type="string" office:string-value="[1Bdddsss]" calcext:value-type="string">
            <text:p>[1Bdddsss]</text:p>
          </table:table-cell>
          <table:table-cell table:style-name="ce459" table:formula="of:=[Headers.BA47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8]" office:value-type="string" office:string-value="[1Cdddsss]" calcext:value-type="string">
            <text:p>[1Cdddsss]</text:p>
          </table:table-cell>
          <table:table-cell table:style-name="ce459" table:formula="of:=[Headers.BA48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9]" office:value-type="string" office:string-value="[1Ddddsss]" calcext:value-type="string">
            <text:p>[1Ddddsss]</text:p>
          </table:table-cell>
          <table:table-cell table:style-name="ce459" table:formula="of:=[Headers.BA49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10" office:value-type="string" calcext:value-type="string">
            <text:p>Datagram Received OK</text:p>
          </table:table-cell>
          <table:table-cell table:style-name="ce789" table:formula="of:=[Headers.T50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50]" office:value-type="string" office:string-value="[19A28sss]" calcext:value-type="string">
            <text:p>[19A28sss]</text:p>
          </table:table-cell>
          <table:table-cell table:style-name="ce460" table:formula="of:=[Headers.BA50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83"/>
          <table:table-cell table:style-name="ce410" office:value-type="string" calcext:value-type="string">
            <text:p>Datagram Rejected</text:p>
          </table:table-cell>
          <table:table-cell table:style-name="ce789" table:formula="of:=[Headers.T51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51]" office:value-type="string" office:string-value="[19A48sss]" calcext:value-type="string">
            <text:p>[19A48sss]</text:p>
          </table:table-cell>
          <table:table-cell table:style-name="ce460" table:formula="of:=[Headers.BA51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884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52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52]" office:value-type="string" office:string-value="[19CC8sss]" calcext:value-type="string">
            <text:p>[19CC8sss]</text:p>
          </table:table-cell>
          <table:table-cell table:style-name="ce459" table:formula="of:=[Headers.BA52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20" draw:text-style-name="P7" svg:width="5.544cm" svg:height="0.991cm" svg:x="7.622cm" svg:y="17.169cm" draw:caption-point-x="-0.583cm" draw:caption-point-y="1.602cm">
              <dc:creator>P</dc:creator>
              <dc:date>2011-08-10T00:00:00</dc:date>
              <text:p text:style-name="P6"><text:span text:style-name="T2">Negotiation of stream buffering capability. <text:s/></text:span></text:p>
            </office:annotation>
            <text:p>Stream Initiate Reply</text:p>
          </table:table-cell>
          <table:table-cell table:style-name="ce788" table:formula="of:=[Headers.T53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53]" office:value-type="string" office:string-value="[19868sss]" calcext:value-type="string">
            <text:p>[19868sss]</text:p>
          </table:table-cell>
          <table:table-cell table:style-name="ce459" table:formula="of:=[Headers.BA53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Stream Data Send</text:p>
          </table:table-cell>
          <table:table-cell table:style-name="ce788" table:formula="of:=[Headers.T54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54]" office:value-type="string" office:string-value="[1Fdddsss]" calcext:value-type="string">
            <text:p>[1Fdddsss]</text:p>
          </table:table-cell>
          <table:table-cell table:style-name="ce459" table:formula="of:=[Headers.BA54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office:annotation draw:style-name="gr20" draw:text-style-name="P7" svg:width="4.901cm" svg:height="0.991cm" svg:x="7.622cm" svg:y="18.069cm" draw:caption-point-x="-0.583cm" draw:caption-point-y="1.605cm">
              <dc:creator>P</dc:creator>
              <dc:date>2011-08-10T00:00:00</dc:date>
              <text:p text:style-name="P6"><text:span text:style-name="T2">Reply from receining node to continue stream. <text:s/></text:span></text:p>
            </office:annotation>
            <text:p>Stream Data Proceed</text:p>
          </table:table-cell>
          <table:table-cell table:style-name="ce788" table:formula="of:=[Headers.T55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5]" office:value-type="string" office:string-value="[19888sss]" calcext:value-type="string">
            <text:p>[19888sss]</text:p>
          </table:table-cell>
          <table:table-cell table:style-name="ce459" table:formula="of:=[Headers.BA55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884"/>
          <table:table-cell table:style-name="ce405" office:value-type="string" calcext:value-type="string">
            <text:p>Stream Data Complete</text:p>
          </table:table-cell>
          <table:table-cell table:style-name="ce788" table:formula="of:=[Headers.T56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6]" office:value-type="string" office:string-value="[198A8sss]" calcext:value-type="string">
            <text:p>[198A8sss]</text:p>
          </table:table-cell>
          <table:table-cell table:style-name="ce459" table:formula="of:=[Headers.BA56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1" draw:text-style-name="P7" svg:width="3.372cm" svg:height="0.596cm" svg:x="7.622cm" svg:y="18.97cm" draw:caption-point-x="-0.583cm" draw:caption-point-y="1.607cm">
              <dc:creator>P</dc:creator>
              <dc:date>2011-08-10T00:00:00</dc:date>
              <text:p text:style-name="P6"><text:span text:style-name="T2">Unofficial addition</text:span></text:p>
            </office:annotation>
            <text:p>Node number Allocate</text:p>
          </table:table-cell>
          <table:table-cell table:style-name="ce789" table:formula="of:=[Headers.T57]" office:value-type="string" office:string-value="2000" calcext:value-type="string">
            <text:p>2000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20" draw:text-style-name="P7" svg:width="6.829cm" svg:height="0.991cm" svg:x="7.622cm" svg:y="19.42cm" draw:caption-point-x="-0.583cm" draw:caption-point-y="1.609cm">
              <dc:creator>P</dc:creator>
              <dc:date>2011-08-10T00:00:00</dc:date>
              <text:p text:style-name="P6"><text:span text:style-name="T2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Headers.T58]" office:value-type="string" office:string-value="2020" calcext:value-type="string">
            <text:p>2020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939"/>
          <table:table-cell table:style-name="ce938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928"/>
          <table:covered-table-cell table:style-name="ce939"/>
          <table:covered-table-cell table:style-name="ce928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928"/>
          <table:table-cell table:style-name="ce939"/>
          <table:table-cell table:style-name="ce92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919" table:number-columns-spanned="16" table:number-rows-spanned="3"/>
          <table:covered-table-cell table:style-name="ce919"/>
          <table:covered-table-cell/>
          <table:covered-table-cell table:style-name="ce939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6"/>
          <table:covered-table-cell/>
          <table:covered-table-cell table:style-name="ce946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6"/>
          <table:covered-table-cell table:style-name="ce445"/>
          <table:covered-table-cell table:style-name="ce946"/>
          <table:covered-table-cell table:style-name="ce92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908"/>
          <table:table-cell table:style-name="Default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/>
          <table:table-cell table:style-name="ce908"/>
          <table:table-cell table:style-name="ce428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/>
          <table:table-cell table:style-name="ce908" table:number-columns-spanned="5" table:number-rows-spanned="1"/>
          <table:covered-table-cell table:number-columns-repeated="2" table:style-name="ce921"/>
          <table:covered-table-cell table:style-name="ce938"/>
          <table:covered-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921" table:number-columns-repeated="2"/>
          <table: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922" table:number-columns-spanned="3" table:number-rows-spanned="4"/>
          <table:covered-table-cell table:style-name="ce922"/>
          <table:covered-table-cell table:style-name="ce938"/>
          <table:table-cell table:style-name="ce946"/>
          <table:table-cell table:style-name="ce928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910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3-11-20">0000-00-00</text:date><text:s text:c="3"/><text:time style:data-style-name="N2" text:time-value="08:12:35.8121668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3-11-20T19:31:18.222772498</dc:date>
    <meta:editing-duration>P12DT6H7M57S</meta:editing-duration>
    <meta:editing-cycles>65</meta:editing-cycles>
    <meta:generator>LibreOffice/7.4.2.3$MacOSX_AARCH64 LibreOffice_project/382eef1f22670f7f4118c8c2dd222ec7ad009daf</meta:generator>
    <meta:document-statistic meta:table-count="2" meta:cell-count="1396" meta:object-count="12"/>
  </office:meta>
</office:document-meta>
</file>